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Theme_header_secondary_1" style:family="table-cell" style:display-name="Theme_header_secondary_1">
      <style:table-cell-properties fo:background-color="#ED7D31" fo:padding="2pt"/>
      <style:text-properties fo:font-family="Liberation Sans" fo:font-size="10pt" fo:color="#FFFFFF"/>
    </style:style>
    <style:style style:name="Theme_default_9" style:family="table-cell" style:display-name="Theme_default_9">
      <style:table-cell-properties fo:padding="2pt"/>
      <style:text-properties fo:font-family="Liberation Sans" fo:font-size="10pt" fo:color="#333333"/>
    </style:style>
    <style:style style:name="Theme_header_primary_15" style:family="table-cell" style:display-name="Theme_header_primary_15">
      <style:table-cell-properties fo:background-color="#4472C4" fo:padding="2pt"/>
      <style:text-properties fo:font-family="Liberation Sans" fo:font-size="10pt" fo:color="#FFFFFF"/>
    </style:style>
    <style:style style:name="Col_19" style:family="table-column" style:display-name="Col_19">
      <style:table-column-properties style:column-width="120pt"/>
    </style:style>
    <style:style style:name="Col_20" style:family="table-column" style:display-name="Col_20">
      <style:table-column-properties style:column-width="55pt"/>
    </style:style>
    <style:style style:name="Col_21" style:family="table-column" style:display-name="Col_21">
      <style:table-column-properties style:column-width="55pt"/>
    </style:style>
    <style:style style:name="Col_22" style:family="table-column" style:display-name="Col_22">
      <style:table-column-properties style:column-width="55pt"/>
    </style:style>
    <style:style style:name="Col_23" style:family="table-column" style:display-name="Col_23">
      <style:table-column-properties style:column-width="55pt"/>
    </style:style>
    <style:style style:name="Col_24" style:family="table-column" style:display-name="Col_24">
      <style:table-column-properties style:column-width="55pt"/>
    </style:style>
    <style:style style:name="Col_25" style:family="table-column" style:display-name="Col_25">
      <style:table-column-properties style:column-width="55pt"/>
    </style:style>
    <style:style style:name="Col_26" style:family="table-column" style:display-name="Col_26">
      <style:table-column-properties style:column-width="60pt"/>
    </style:style>
    <style:style style:name="Col_27" style:family="table-column" style:display-name="Col_27">
      <style:table-column-properties style:column-width="60pt"/>
    </style:style>
    <style:style style:name="Col_28" style:family="table-column" style:display-name="Col_28">
      <style:table-column-properties style:column-width="55pt"/>
    </style:style>
    <style:style style:name="Col_29" style:family="table-column" style:display-name="Col_29">
      <style:table-column-properties style:column-width="55pt"/>
    </style:style>
    <style:style style:name="Col_30" style:family="table-column" style:display-name="Col_30">
      <style:table-column-properties style:column-width="55pt"/>
    </style:style>
    <style:style style:name="Col_31" style:family="table-column" style:display-name="Col_31">
      <style:table-column-properties style:column-width="55pt"/>
    </style:style>
    <style:style style:name="Col_32" style:family="table-column" style:display-name="Col_32">
      <style:table-column-properties style:column-width="50pt"/>
    </style:style>
    <style:style style:name="Col_33" style:family="table-column" style:display-name="Col_33">
      <style:table-column-properties style:column-width="100pt"/>
    </style:style>
    <style:style style:name="Col_34" style:family="table-column" style:display-name="Col_34">
      <style:table-column-properties style:column-width="100pt"/>
    </style:style>
    <style:style style:name="Col_35" style:family="table-column" style:display-name="Col_35">
      <style:table-column-properties style:column-width="120pt"/>
    </style:style>
    <style:style style:name="Col_36" style:family="table-column" style:display-name="Col_36">
      <style:table-column-properties style:column-width="80pt"/>
    </style:style>
    <style:style style:name="Col_37" style:family="table-column" style:display-name="Col_37">
      <style:table-column-properties style:column-width="300pt"/>
    </style:style>
  </office:automatic-styles>
  <office:body>
    <office:spreadsheet>
      <table:table table:name="Readings">
        <table:table-column table:style-name="Col_19"/>
        <table:table-column table:style-name="Col_20"/>
        <table:table-column table:style-name="Col_21"/>
        <table:table-column table:style-name="Col_22"/>
        <table:table-column table:style-name="Col_23"/>
        <table:table-column table:style-name="Col_24"/>
        <table:table-column table:style-name="Col_25"/>
        <table:table-column table:style-name="Col_26"/>
        <table:table-column table:style-name="Col_27"/>
        <table:table-column table:style-name="Col_28"/>
        <table:table-column table:style-name="Col_29"/>
        <table:table-column table:style-name="Col_30"/>
        <table:table-column table:style-name="Col_31"/>
        <table:table-column table:style-name="Col_32"/>
        <table:table-column table:style-name="Col_33"/>
        <table:table-row>
          <table:table-cell table:style-name="Theme_header_primary_15" table:number-columns-spanned="15" office:value-type="string">
            <text:p>AIR QUALITY: Station 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header_secondary_1" office:value-type="string">
            <text:p>Date/Time</text:p>
          </table:table-cell>
          <table:table-cell table:style-name="Theme_header_secondary_1" office:value-type="string">
            <text:p>PM2.5</text:p>
          </table:table-cell>
          <table:table-cell table:style-name="Theme_header_secondary_1" office:value-type="string">
            <text:p>PM10</text:p>
          </table:table-cell>
          <table:table-cell table:style-name="Theme_header_secondary_1" office:value-type="string">
            <text:p>O3</text:p>
          </table:table-cell>
          <table:table-cell table:style-name="Theme_header_secondary_1" office:value-type="string">
            <text:p>NO2</text:p>
          </table:table-cell>
          <table:table-cell table:style-name="Theme_header_secondary_1" office:value-type="string">
            <text:p>SO2</text:p>
          </table:table-cell>
          <table:table-cell table:style-name="Theme_header_secondary_1" office:value-type="string">
            <text:p>CO</text:p>
          </table:table-cell>
          <table:table-cell table:style-name="Theme_header_secondary_1" office:value-type="string">
            <text:p>AQI-PM2.5</text:p>
          </table:table-cell>
          <table:table-cell table:style-name="Theme_header_secondary_1" office:value-type="string">
            <text:p>AQI-PM10</text:p>
          </table:table-cell>
          <table:table-cell table:style-name="Theme_header_secondary_1" office:value-type="string">
            <text:p>AQI-O3</text:p>
          </table:table-cell>
          <table:table-cell table:style-name="Theme_header_secondary_1" office:value-type="string">
            <text:p>AQI-NO2</text:p>
          </table:table-cell>
          <table:table-cell table:style-name="Theme_header_secondary_1" office:value-type="string">
            <text:p>AQI-SO2</text:p>
          </table:table-cell>
          <table:table-cell table:style-name="Theme_header_secondary_1" office:value-type="string">
            <text:p>AQI-CO</text:p>
          </table:table-cell>
          <table:table-cell table:style-name="Theme_header_secondary_1" office:value-type="string">
            <text:p>AQI</text:p>
          </table:table-cell>
          <table:table-cell table:style-name="Theme_header_secondary_1" office:value-type="string">
            <text:p>Category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3="";"";IF(B3&lt;=12;B3*4.166;IF(B3&lt;=35.4;50+(B3-12)*2.132;IF(B3&lt;=55.4;100+(B3-35.4)*2.5;IF(B3&lt;=150.4;150+(B3-55.4)*0.526;IF(B3&lt;=250.4;200+(B3-150.4)*0.5;IF(B3&lt;=350.4;300+(B3-250.4)*1;400+(B3-350.4)*0.666)))))))</text:p>
          </table:table-cell>
          <table:table-cell table:style-name="Theme_default_9" office:value-type="string">
            <text:p>=IF(C3="";"";IF(C3&lt;=54;C3*0.926;IF(C3&lt;=154;50+(C3-54)*0.5;IF(C3&lt;=254;100+(C3-154)*0.5;IF(C3&lt;=354;150+(C3-254)*0.5;IF(C3&lt;=424;200+(C3-354)*1.428;IF(C3&lt;=504;300+(C3-424)*1.25;400+(C3-504)*1)))))))</text:p>
          </table:table-cell>
          <table:table-cell table:style-name="Theme_default_9" office:value-type="string">
            <text:p>=IF(D3="";"";IF(D3&lt;=54;D3*0.926;IF(D3&lt;=70;50+(D3-54)*3.125;IF(D3&lt;=85;100+(D3-70)*3.333;IF(D3&lt;=105;150+(D3-85)*2.5;200+(D3-105)*1.053)))))</text:p>
          </table:table-cell>
          <table:table-cell table:style-name="Theme_default_9" office:value-type="string">
            <text:p>=IF(E3="";"";IF(E3&lt;=53;E3*0.943;IF(E3&lt;=100;50+(E3-53)*1.064;IF(E3&lt;=360;100+(E3-100)*0.192;IF(E3&lt;=649;150+(E3-360)*0.173;IF(E3&lt;=1249;200+(E3-649)*0.166;300+(E3-1249)*0.125))))))</text:p>
          </table:table-cell>
          <table:table-cell table:style-name="Theme_default_9" office:value-type="string">
            <text:p>=IF(F3="";"";IF(F3&lt;=35;F3*1.429;IF(F3&lt;=75;50+(F3-35)*1.25;IF(F3&lt;=185;100+(F3-75)*0.455;IF(F3&lt;=304;150+(F3-185)*0.42;IF(F3&lt;=604;200+(F3-304)*0.333;300+(F3-604)*0.25))))))</text:p>
          </table:table-cell>
          <table:table-cell table:style-name="Theme_default_9" office:value-type="string">
            <text:p>=IF(G3="";"";IF(G3&lt;=4.4;G3*11.364;IF(G3&lt;=9.4;50+(G3-4.4)*10;IF(G3&lt;=12.4;100+(G3-9.4)*16.667;IF(G3&lt;=15.4;150+(G3-12.4)*16.667;IF(G3&lt;=30.4;200+(G3-15.4)*6.667;300+(G3-30.4)*5))))))</text:p>
          </table:table-cell>
          <table:table-cell table:style-name="Theme_default_9" office:value-type="string">
            <text:p>=IF(COUNTA(H3:M3)=0;"";MAX(H3:M3))</text:p>
          </table:table-cell>
          <table:table-cell table:style-name="Theme_default_9" office:value-type="string">
            <text:p>=IF(N3="";"";IF(N3&lt;=50;"Good";IF(N3&lt;=100;"Moderate";IF(N3&lt;=150;"Unhealthy Sensitive";IF(N3&lt;=200;"Unhealthy";IF(N3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4="";"";IF(B4&lt;=12;B4*4.166;IF(B4&lt;=35.4;50+(B4-12)*2.132;IF(B4&lt;=55.4;100+(B4-35.4)*2.5;IF(B4&lt;=150.4;150+(B4-55.4)*0.526;IF(B4&lt;=250.4;200+(B4-150.4)*0.5;IF(B4&lt;=350.4;300+(B4-250.4)*1;400+(B4-350.4)*0.666)))))))</text:p>
          </table:table-cell>
          <table:table-cell table:style-name="Theme_default_9" office:value-type="string">
            <text:p>=IF(C4="";"";IF(C4&lt;=54;C4*0.926;IF(C4&lt;=154;50+(C4-54)*0.5;IF(C4&lt;=254;100+(C4-154)*0.5;IF(C4&lt;=354;150+(C4-254)*0.5;IF(C4&lt;=424;200+(C4-354)*1.428;IF(C4&lt;=504;300+(C4-424)*1.25;400+(C4-504)*1)))))))</text:p>
          </table:table-cell>
          <table:table-cell table:style-name="Theme_default_9" office:value-type="string">
            <text:p>=IF(D4="";"";IF(D4&lt;=54;D4*0.926;IF(D4&lt;=70;50+(D4-54)*3.125;IF(D4&lt;=85;100+(D4-70)*3.333;IF(D4&lt;=105;150+(D4-85)*2.5;200+(D4-105)*1.053)))))</text:p>
          </table:table-cell>
          <table:table-cell table:style-name="Theme_default_9" office:value-type="string">
            <text:p>=IF(E4="";"";IF(E4&lt;=53;E4*0.943;IF(E4&lt;=100;50+(E4-53)*1.064;IF(E4&lt;=360;100+(E4-100)*0.192;IF(E4&lt;=649;150+(E4-360)*0.173;IF(E4&lt;=1249;200+(E4-649)*0.166;300+(E4-1249)*0.125))))))</text:p>
          </table:table-cell>
          <table:table-cell table:style-name="Theme_default_9" office:value-type="string">
            <text:p>=IF(F4="";"";IF(F4&lt;=35;F4*1.429;IF(F4&lt;=75;50+(F4-35)*1.25;IF(F4&lt;=185;100+(F4-75)*0.455;IF(F4&lt;=304;150+(F4-185)*0.42;IF(F4&lt;=604;200+(F4-304)*0.333;300+(F4-604)*0.25))))))</text:p>
          </table:table-cell>
          <table:table-cell table:style-name="Theme_default_9" office:value-type="string">
            <text:p>=IF(G4="";"";IF(G4&lt;=4.4;G4*11.364;IF(G4&lt;=9.4;50+(G4-4.4)*10;IF(G4&lt;=12.4;100+(G4-9.4)*16.667;IF(G4&lt;=15.4;150+(G4-12.4)*16.667;IF(G4&lt;=30.4;200+(G4-15.4)*6.667;300+(G4-30.4)*5))))))</text:p>
          </table:table-cell>
          <table:table-cell table:style-name="Theme_default_9" office:value-type="string">
            <text:p>=IF(COUNTA(H4:M4)=0;"";MAX(H4:M4))</text:p>
          </table:table-cell>
          <table:table-cell table:style-name="Theme_default_9" office:value-type="string">
            <text:p>=IF(N4="";"";IF(N4&lt;=50;"Good";IF(N4&lt;=100;"Moderate";IF(N4&lt;=150;"Unhealthy Sensitive";IF(N4&lt;=200;"Unhealthy";IF(N4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5="";"";IF(B5&lt;=12;B5*4.166;IF(B5&lt;=35.4;50+(B5-12)*2.132;IF(B5&lt;=55.4;100+(B5-35.4)*2.5;IF(B5&lt;=150.4;150+(B5-55.4)*0.526;IF(B5&lt;=250.4;200+(B5-150.4)*0.5;IF(B5&lt;=350.4;300+(B5-250.4)*1;400+(B5-350.4)*0.666)))))))</text:p>
          </table:table-cell>
          <table:table-cell table:style-name="Theme_default_9" office:value-type="string">
            <text:p>=IF(C5="";"";IF(C5&lt;=54;C5*0.926;IF(C5&lt;=154;50+(C5-54)*0.5;IF(C5&lt;=254;100+(C5-154)*0.5;IF(C5&lt;=354;150+(C5-254)*0.5;IF(C5&lt;=424;200+(C5-354)*1.428;IF(C5&lt;=504;300+(C5-424)*1.25;400+(C5-504)*1)))))))</text:p>
          </table:table-cell>
          <table:table-cell table:style-name="Theme_default_9" office:value-type="string">
            <text:p>=IF(D5="";"";IF(D5&lt;=54;D5*0.926;IF(D5&lt;=70;50+(D5-54)*3.125;IF(D5&lt;=85;100+(D5-70)*3.333;IF(D5&lt;=105;150+(D5-85)*2.5;200+(D5-105)*1.053)))))</text:p>
          </table:table-cell>
          <table:table-cell table:style-name="Theme_default_9" office:value-type="string">
            <text:p>=IF(E5="";"";IF(E5&lt;=53;E5*0.943;IF(E5&lt;=100;50+(E5-53)*1.064;IF(E5&lt;=360;100+(E5-100)*0.192;IF(E5&lt;=649;150+(E5-360)*0.173;IF(E5&lt;=1249;200+(E5-649)*0.166;300+(E5-1249)*0.125))))))</text:p>
          </table:table-cell>
          <table:table-cell table:style-name="Theme_default_9" office:value-type="string">
            <text:p>=IF(F5="";"";IF(F5&lt;=35;F5*1.429;IF(F5&lt;=75;50+(F5-35)*1.25;IF(F5&lt;=185;100+(F5-75)*0.455;IF(F5&lt;=304;150+(F5-185)*0.42;IF(F5&lt;=604;200+(F5-304)*0.333;300+(F5-604)*0.25))))))</text:p>
          </table:table-cell>
          <table:table-cell table:style-name="Theme_default_9" office:value-type="string">
            <text:p>=IF(G5="";"";IF(G5&lt;=4.4;G5*11.364;IF(G5&lt;=9.4;50+(G5-4.4)*10;IF(G5&lt;=12.4;100+(G5-9.4)*16.667;IF(G5&lt;=15.4;150+(G5-12.4)*16.667;IF(G5&lt;=30.4;200+(G5-15.4)*6.667;300+(G5-30.4)*5))))))</text:p>
          </table:table-cell>
          <table:table-cell table:style-name="Theme_default_9" office:value-type="string">
            <text:p>=IF(COUNTA(H5:M5)=0;"";MAX(H5:M5))</text:p>
          </table:table-cell>
          <table:table-cell table:style-name="Theme_default_9" office:value-type="string">
            <text:p>=IF(N5="";"";IF(N5&lt;=50;"Good";IF(N5&lt;=100;"Moderate";IF(N5&lt;=150;"Unhealthy Sensitive";IF(N5&lt;=200;"Unhealthy";IF(N5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6="";"";IF(B6&lt;=12;B6*4.166;IF(B6&lt;=35.4;50+(B6-12)*2.132;IF(B6&lt;=55.4;100+(B6-35.4)*2.5;IF(B6&lt;=150.4;150+(B6-55.4)*0.526;IF(B6&lt;=250.4;200+(B6-150.4)*0.5;IF(B6&lt;=350.4;300+(B6-250.4)*1;400+(B6-350.4)*0.666)))))))</text:p>
          </table:table-cell>
          <table:table-cell table:style-name="Theme_default_9" office:value-type="string">
            <text:p>=IF(C6="";"";IF(C6&lt;=54;C6*0.926;IF(C6&lt;=154;50+(C6-54)*0.5;IF(C6&lt;=254;100+(C6-154)*0.5;IF(C6&lt;=354;150+(C6-254)*0.5;IF(C6&lt;=424;200+(C6-354)*1.428;IF(C6&lt;=504;300+(C6-424)*1.25;400+(C6-504)*1)))))))</text:p>
          </table:table-cell>
          <table:table-cell table:style-name="Theme_default_9" office:value-type="string">
            <text:p>=IF(D6="";"";IF(D6&lt;=54;D6*0.926;IF(D6&lt;=70;50+(D6-54)*3.125;IF(D6&lt;=85;100+(D6-70)*3.333;IF(D6&lt;=105;150+(D6-85)*2.5;200+(D6-105)*1.053)))))</text:p>
          </table:table-cell>
          <table:table-cell table:style-name="Theme_default_9" office:value-type="string">
            <text:p>=IF(E6="";"";IF(E6&lt;=53;E6*0.943;IF(E6&lt;=100;50+(E6-53)*1.064;IF(E6&lt;=360;100+(E6-100)*0.192;IF(E6&lt;=649;150+(E6-360)*0.173;IF(E6&lt;=1249;200+(E6-649)*0.166;300+(E6-1249)*0.125))))))</text:p>
          </table:table-cell>
          <table:table-cell table:style-name="Theme_default_9" office:value-type="string">
            <text:p>=IF(F6="";"";IF(F6&lt;=35;F6*1.429;IF(F6&lt;=75;50+(F6-35)*1.25;IF(F6&lt;=185;100+(F6-75)*0.455;IF(F6&lt;=304;150+(F6-185)*0.42;IF(F6&lt;=604;200+(F6-304)*0.333;300+(F6-604)*0.25))))))</text:p>
          </table:table-cell>
          <table:table-cell table:style-name="Theme_default_9" office:value-type="string">
            <text:p>=IF(G6="";"";IF(G6&lt;=4.4;G6*11.364;IF(G6&lt;=9.4;50+(G6-4.4)*10;IF(G6&lt;=12.4;100+(G6-9.4)*16.667;IF(G6&lt;=15.4;150+(G6-12.4)*16.667;IF(G6&lt;=30.4;200+(G6-15.4)*6.667;300+(G6-30.4)*5))))))</text:p>
          </table:table-cell>
          <table:table-cell table:style-name="Theme_default_9" office:value-type="string">
            <text:p>=IF(COUNTA(H6:M6)=0;"";MAX(H6:M6))</text:p>
          </table:table-cell>
          <table:table-cell table:style-name="Theme_default_9" office:value-type="string">
            <text:p>=IF(N6="";"";IF(N6&lt;=50;"Good";IF(N6&lt;=100;"Moderate";IF(N6&lt;=150;"Unhealthy Sensitive";IF(N6&lt;=200;"Unhealthy";IF(N6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7="";"";IF(B7&lt;=12;B7*4.166;IF(B7&lt;=35.4;50+(B7-12)*2.132;IF(B7&lt;=55.4;100+(B7-35.4)*2.5;IF(B7&lt;=150.4;150+(B7-55.4)*0.526;IF(B7&lt;=250.4;200+(B7-150.4)*0.5;IF(B7&lt;=350.4;300+(B7-250.4)*1;400+(B7-350.4)*0.666)))))))</text:p>
          </table:table-cell>
          <table:table-cell table:style-name="Theme_default_9" office:value-type="string">
            <text:p>=IF(C7="";"";IF(C7&lt;=54;C7*0.926;IF(C7&lt;=154;50+(C7-54)*0.5;IF(C7&lt;=254;100+(C7-154)*0.5;IF(C7&lt;=354;150+(C7-254)*0.5;IF(C7&lt;=424;200+(C7-354)*1.428;IF(C7&lt;=504;300+(C7-424)*1.25;400+(C7-504)*1)))))))</text:p>
          </table:table-cell>
          <table:table-cell table:style-name="Theme_default_9" office:value-type="string">
            <text:p>=IF(D7="";"";IF(D7&lt;=54;D7*0.926;IF(D7&lt;=70;50+(D7-54)*3.125;IF(D7&lt;=85;100+(D7-70)*3.333;IF(D7&lt;=105;150+(D7-85)*2.5;200+(D7-105)*1.053)))))</text:p>
          </table:table-cell>
          <table:table-cell table:style-name="Theme_default_9" office:value-type="string">
            <text:p>=IF(E7="";"";IF(E7&lt;=53;E7*0.943;IF(E7&lt;=100;50+(E7-53)*1.064;IF(E7&lt;=360;100+(E7-100)*0.192;IF(E7&lt;=649;150+(E7-360)*0.173;IF(E7&lt;=1249;200+(E7-649)*0.166;300+(E7-1249)*0.125))))))</text:p>
          </table:table-cell>
          <table:table-cell table:style-name="Theme_default_9" office:value-type="string">
            <text:p>=IF(F7="";"";IF(F7&lt;=35;F7*1.429;IF(F7&lt;=75;50+(F7-35)*1.25;IF(F7&lt;=185;100+(F7-75)*0.455;IF(F7&lt;=304;150+(F7-185)*0.42;IF(F7&lt;=604;200+(F7-304)*0.333;300+(F7-604)*0.25))))))</text:p>
          </table:table-cell>
          <table:table-cell table:style-name="Theme_default_9" office:value-type="string">
            <text:p>=IF(G7="";"";IF(G7&lt;=4.4;G7*11.364;IF(G7&lt;=9.4;50+(G7-4.4)*10;IF(G7&lt;=12.4;100+(G7-9.4)*16.667;IF(G7&lt;=15.4;150+(G7-12.4)*16.667;IF(G7&lt;=30.4;200+(G7-15.4)*6.667;300+(G7-30.4)*5))))))</text:p>
          </table:table-cell>
          <table:table-cell table:style-name="Theme_default_9" office:value-type="string">
            <text:p>=IF(COUNTA(H7:M7)=0;"";MAX(H7:M7))</text:p>
          </table:table-cell>
          <table:table-cell table:style-name="Theme_default_9" office:value-type="string">
            <text:p>=IF(N7="";"";IF(N7&lt;=50;"Good";IF(N7&lt;=100;"Moderate";IF(N7&lt;=150;"Unhealthy Sensitive";IF(N7&lt;=200;"Unhealthy";IF(N7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8="";"";IF(B8&lt;=12;B8*4.166;IF(B8&lt;=35.4;50+(B8-12)*2.132;IF(B8&lt;=55.4;100+(B8-35.4)*2.5;IF(B8&lt;=150.4;150+(B8-55.4)*0.526;IF(B8&lt;=250.4;200+(B8-150.4)*0.5;IF(B8&lt;=350.4;300+(B8-250.4)*1;400+(B8-350.4)*0.666)))))))</text:p>
          </table:table-cell>
          <table:table-cell table:style-name="Theme_default_9" office:value-type="string">
            <text:p>=IF(C8="";"";IF(C8&lt;=54;C8*0.926;IF(C8&lt;=154;50+(C8-54)*0.5;IF(C8&lt;=254;100+(C8-154)*0.5;IF(C8&lt;=354;150+(C8-254)*0.5;IF(C8&lt;=424;200+(C8-354)*1.428;IF(C8&lt;=504;300+(C8-424)*1.25;400+(C8-504)*1)))))))</text:p>
          </table:table-cell>
          <table:table-cell table:style-name="Theme_default_9" office:value-type="string">
            <text:p>=IF(D8="";"";IF(D8&lt;=54;D8*0.926;IF(D8&lt;=70;50+(D8-54)*3.125;IF(D8&lt;=85;100+(D8-70)*3.333;IF(D8&lt;=105;150+(D8-85)*2.5;200+(D8-105)*1.053)))))</text:p>
          </table:table-cell>
          <table:table-cell table:style-name="Theme_default_9" office:value-type="string">
            <text:p>=IF(E8="";"";IF(E8&lt;=53;E8*0.943;IF(E8&lt;=100;50+(E8-53)*1.064;IF(E8&lt;=360;100+(E8-100)*0.192;IF(E8&lt;=649;150+(E8-360)*0.173;IF(E8&lt;=1249;200+(E8-649)*0.166;300+(E8-1249)*0.125))))))</text:p>
          </table:table-cell>
          <table:table-cell table:style-name="Theme_default_9" office:value-type="string">
            <text:p>=IF(F8="";"";IF(F8&lt;=35;F8*1.429;IF(F8&lt;=75;50+(F8-35)*1.25;IF(F8&lt;=185;100+(F8-75)*0.455;IF(F8&lt;=304;150+(F8-185)*0.42;IF(F8&lt;=604;200+(F8-304)*0.333;300+(F8-604)*0.25))))))</text:p>
          </table:table-cell>
          <table:table-cell table:style-name="Theme_default_9" office:value-type="string">
            <text:p>=IF(G8="";"";IF(G8&lt;=4.4;G8*11.364;IF(G8&lt;=9.4;50+(G8-4.4)*10;IF(G8&lt;=12.4;100+(G8-9.4)*16.667;IF(G8&lt;=15.4;150+(G8-12.4)*16.667;IF(G8&lt;=30.4;200+(G8-15.4)*6.667;300+(G8-30.4)*5))))))</text:p>
          </table:table-cell>
          <table:table-cell table:style-name="Theme_default_9" office:value-type="string">
            <text:p>=IF(COUNTA(H8:M8)=0;"";MAX(H8:M8))</text:p>
          </table:table-cell>
          <table:table-cell table:style-name="Theme_default_9" office:value-type="string">
            <text:p>=IF(N8="";"";IF(N8&lt;=50;"Good";IF(N8&lt;=100;"Moderate";IF(N8&lt;=150;"Unhealthy Sensitive";IF(N8&lt;=200;"Unhealthy";IF(N8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9="";"";IF(B9&lt;=12;B9*4.166;IF(B9&lt;=35.4;50+(B9-12)*2.132;IF(B9&lt;=55.4;100+(B9-35.4)*2.5;IF(B9&lt;=150.4;150+(B9-55.4)*0.526;IF(B9&lt;=250.4;200+(B9-150.4)*0.5;IF(B9&lt;=350.4;300+(B9-250.4)*1;400+(B9-350.4)*0.666)))))))</text:p>
          </table:table-cell>
          <table:table-cell table:style-name="Theme_default_9" office:value-type="string">
            <text:p>=IF(C9="";"";IF(C9&lt;=54;C9*0.926;IF(C9&lt;=154;50+(C9-54)*0.5;IF(C9&lt;=254;100+(C9-154)*0.5;IF(C9&lt;=354;150+(C9-254)*0.5;IF(C9&lt;=424;200+(C9-354)*1.428;IF(C9&lt;=504;300+(C9-424)*1.25;400+(C9-504)*1)))))))</text:p>
          </table:table-cell>
          <table:table-cell table:style-name="Theme_default_9" office:value-type="string">
            <text:p>=IF(D9="";"";IF(D9&lt;=54;D9*0.926;IF(D9&lt;=70;50+(D9-54)*3.125;IF(D9&lt;=85;100+(D9-70)*3.333;IF(D9&lt;=105;150+(D9-85)*2.5;200+(D9-105)*1.053)))))</text:p>
          </table:table-cell>
          <table:table-cell table:style-name="Theme_default_9" office:value-type="string">
            <text:p>=IF(E9="";"";IF(E9&lt;=53;E9*0.943;IF(E9&lt;=100;50+(E9-53)*1.064;IF(E9&lt;=360;100+(E9-100)*0.192;IF(E9&lt;=649;150+(E9-360)*0.173;IF(E9&lt;=1249;200+(E9-649)*0.166;300+(E9-1249)*0.125))))))</text:p>
          </table:table-cell>
          <table:table-cell table:style-name="Theme_default_9" office:value-type="string">
            <text:p>=IF(F9="";"";IF(F9&lt;=35;F9*1.429;IF(F9&lt;=75;50+(F9-35)*1.25;IF(F9&lt;=185;100+(F9-75)*0.455;IF(F9&lt;=304;150+(F9-185)*0.42;IF(F9&lt;=604;200+(F9-304)*0.333;300+(F9-604)*0.25))))))</text:p>
          </table:table-cell>
          <table:table-cell table:style-name="Theme_default_9" office:value-type="string">
            <text:p>=IF(G9="";"";IF(G9&lt;=4.4;G9*11.364;IF(G9&lt;=9.4;50+(G9-4.4)*10;IF(G9&lt;=12.4;100+(G9-9.4)*16.667;IF(G9&lt;=15.4;150+(G9-12.4)*16.667;IF(G9&lt;=30.4;200+(G9-15.4)*6.667;300+(G9-30.4)*5))))))</text:p>
          </table:table-cell>
          <table:table-cell table:style-name="Theme_default_9" office:value-type="string">
            <text:p>=IF(COUNTA(H9:M9)=0;"";MAX(H9:M9))</text:p>
          </table:table-cell>
          <table:table-cell table:style-name="Theme_default_9" office:value-type="string">
            <text:p>=IF(N9="";"";IF(N9&lt;=50;"Good";IF(N9&lt;=100;"Moderate";IF(N9&lt;=150;"Unhealthy Sensitive";IF(N9&lt;=200;"Unhealthy";IF(N9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10="";"";IF(B10&lt;=12;B10*4.166;IF(B10&lt;=35.4;50+(B10-12)*2.132;IF(B10&lt;=55.4;100+(B10-35.4)*2.5;IF(B10&lt;=150.4;150+(B10-55.4)*0.526;IF(B10&lt;=250.4;200+(B10-150.4)*0.5;IF(B10&lt;=350.4;300+(B10-250.4)*1;400+(B10-350.4)*0.666)))))))</text:p>
          </table:table-cell>
          <table:table-cell table:style-name="Theme_default_9" office:value-type="string">
            <text:p>=IF(C10="";"";IF(C10&lt;=54;C10*0.926;IF(C10&lt;=154;50+(C10-54)*0.5;IF(C10&lt;=254;100+(C10-154)*0.5;IF(C10&lt;=354;150+(C10-254)*0.5;IF(C10&lt;=424;200+(C10-354)*1.428;IF(C10&lt;=504;300+(C10-424)*1.25;400+(C10-504)*1)))))))</text:p>
          </table:table-cell>
          <table:table-cell table:style-name="Theme_default_9" office:value-type="string">
            <text:p>=IF(D10="";"";IF(D10&lt;=54;D10*0.926;IF(D10&lt;=70;50+(D10-54)*3.125;IF(D10&lt;=85;100+(D10-70)*3.333;IF(D10&lt;=105;150+(D10-85)*2.5;200+(D10-105)*1.053)))))</text:p>
          </table:table-cell>
          <table:table-cell table:style-name="Theme_default_9" office:value-type="string">
            <text:p>=IF(E10="";"";IF(E10&lt;=53;E10*0.943;IF(E10&lt;=100;50+(E10-53)*1.064;IF(E10&lt;=360;100+(E10-100)*0.192;IF(E10&lt;=649;150+(E10-360)*0.173;IF(E10&lt;=1249;200+(E10-649)*0.166;300+(E10-1249)*0.125))))))</text:p>
          </table:table-cell>
          <table:table-cell table:style-name="Theme_default_9" office:value-type="string">
            <text:p>=IF(F10="";"";IF(F10&lt;=35;F10*1.429;IF(F10&lt;=75;50+(F10-35)*1.25;IF(F10&lt;=185;100+(F10-75)*0.455;IF(F10&lt;=304;150+(F10-185)*0.42;IF(F10&lt;=604;200+(F10-304)*0.333;300+(F10-604)*0.25))))))</text:p>
          </table:table-cell>
          <table:table-cell table:style-name="Theme_default_9" office:value-type="string">
            <text:p>=IF(G10="";"";IF(G10&lt;=4.4;G10*11.364;IF(G10&lt;=9.4;50+(G10-4.4)*10;IF(G10&lt;=12.4;100+(G10-9.4)*16.667;IF(G10&lt;=15.4;150+(G10-12.4)*16.667;IF(G10&lt;=30.4;200+(G10-15.4)*6.667;300+(G10-30.4)*5))))))</text:p>
          </table:table-cell>
          <table:table-cell table:style-name="Theme_default_9" office:value-type="string">
            <text:p>=IF(COUNTA(H10:M10)=0;"";MAX(H10:M10))</text:p>
          </table:table-cell>
          <table:table-cell table:style-name="Theme_default_9" office:value-type="string">
            <text:p>=IF(N10="";"";IF(N10&lt;=50;"Good";IF(N10&lt;=100;"Moderate";IF(N10&lt;=150;"Unhealthy Sensitive";IF(N10&lt;=200;"Unhealthy";IF(N10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11="";"";IF(B11&lt;=12;B11*4.166;IF(B11&lt;=35.4;50+(B11-12)*2.132;IF(B11&lt;=55.4;100+(B11-35.4)*2.5;IF(B11&lt;=150.4;150+(B11-55.4)*0.526;IF(B11&lt;=250.4;200+(B11-150.4)*0.5;IF(B11&lt;=350.4;300+(B11-250.4)*1;400+(B11-350.4)*0.666)))))))</text:p>
          </table:table-cell>
          <table:table-cell table:style-name="Theme_default_9" office:value-type="string">
            <text:p>=IF(C11="";"";IF(C11&lt;=54;C11*0.926;IF(C11&lt;=154;50+(C11-54)*0.5;IF(C11&lt;=254;100+(C11-154)*0.5;IF(C11&lt;=354;150+(C11-254)*0.5;IF(C11&lt;=424;200+(C11-354)*1.428;IF(C11&lt;=504;300+(C11-424)*1.25;400+(C11-504)*1)))))))</text:p>
          </table:table-cell>
          <table:table-cell table:style-name="Theme_default_9" office:value-type="string">
            <text:p>=IF(D11="";"";IF(D11&lt;=54;D11*0.926;IF(D11&lt;=70;50+(D11-54)*3.125;IF(D11&lt;=85;100+(D11-70)*3.333;IF(D11&lt;=105;150+(D11-85)*2.5;200+(D11-105)*1.053)))))</text:p>
          </table:table-cell>
          <table:table-cell table:style-name="Theme_default_9" office:value-type="string">
            <text:p>=IF(E11="";"";IF(E11&lt;=53;E11*0.943;IF(E11&lt;=100;50+(E11-53)*1.064;IF(E11&lt;=360;100+(E11-100)*0.192;IF(E11&lt;=649;150+(E11-360)*0.173;IF(E11&lt;=1249;200+(E11-649)*0.166;300+(E11-1249)*0.125))))))</text:p>
          </table:table-cell>
          <table:table-cell table:style-name="Theme_default_9" office:value-type="string">
            <text:p>=IF(F11="";"";IF(F11&lt;=35;F11*1.429;IF(F11&lt;=75;50+(F11-35)*1.25;IF(F11&lt;=185;100+(F11-75)*0.455;IF(F11&lt;=304;150+(F11-185)*0.42;IF(F11&lt;=604;200+(F11-304)*0.333;300+(F11-604)*0.25))))))</text:p>
          </table:table-cell>
          <table:table-cell table:style-name="Theme_default_9" office:value-type="string">
            <text:p>=IF(G11="";"";IF(G11&lt;=4.4;G11*11.364;IF(G11&lt;=9.4;50+(G11-4.4)*10;IF(G11&lt;=12.4;100+(G11-9.4)*16.667;IF(G11&lt;=15.4;150+(G11-12.4)*16.667;IF(G11&lt;=30.4;200+(G11-15.4)*6.667;300+(G11-30.4)*5))))))</text:p>
          </table:table-cell>
          <table:table-cell table:style-name="Theme_default_9" office:value-type="string">
            <text:p>=IF(COUNTA(H11:M11)=0;"";MAX(H11:M11))</text:p>
          </table:table-cell>
          <table:table-cell table:style-name="Theme_default_9" office:value-type="string">
            <text:p>=IF(N11="";"";IF(N11&lt;=50;"Good";IF(N11&lt;=100;"Moderate";IF(N11&lt;=150;"Unhealthy Sensitive";IF(N11&lt;=200;"Unhealthy";IF(N11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12="";"";IF(B12&lt;=12;B12*4.166;IF(B12&lt;=35.4;50+(B12-12)*2.132;IF(B12&lt;=55.4;100+(B12-35.4)*2.5;IF(B12&lt;=150.4;150+(B12-55.4)*0.526;IF(B12&lt;=250.4;200+(B12-150.4)*0.5;IF(B12&lt;=350.4;300+(B12-250.4)*1;400+(B12-350.4)*0.666)))))))</text:p>
          </table:table-cell>
          <table:table-cell table:style-name="Theme_default_9" office:value-type="string">
            <text:p>=IF(C12="";"";IF(C12&lt;=54;C12*0.926;IF(C12&lt;=154;50+(C12-54)*0.5;IF(C12&lt;=254;100+(C12-154)*0.5;IF(C12&lt;=354;150+(C12-254)*0.5;IF(C12&lt;=424;200+(C12-354)*1.428;IF(C12&lt;=504;300+(C12-424)*1.25;400+(C12-504)*1)))))))</text:p>
          </table:table-cell>
          <table:table-cell table:style-name="Theme_default_9" office:value-type="string">
            <text:p>=IF(D12="";"";IF(D12&lt;=54;D12*0.926;IF(D12&lt;=70;50+(D12-54)*3.125;IF(D12&lt;=85;100+(D12-70)*3.333;IF(D12&lt;=105;150+(D12-85)*2.5;200+(D12-105)*1.053)))))</text:p>
          </table:table-cell>
          <table:table-cell table:style-name="Theme_default_9" office:value-type="string">
            <text:p>=IF(E12="";"";IF(E12&lt;=53;E12*0.943;IF(E12&lt;=100;50+(E12-53)*1.064;IF(E12&lt;=360;100+(E12-100)*0.192;IF(E12&lt;=649;150+(E12-360)*0.173;IF(E12&lt;=1249;200+(E12-649)*0.166;300+(E12-1249)*0.125))))))</text:p>
          </table:table-cell>
          <table:table-cell table:style-name="Theme_default_9" office:value-type="string">
            <text:p>=IF(F12="";"";IF(F12&lt;=35;F12*1.429;IF(F12&lt;=75;50+(F12-35)*1.25;IF(F12&lt;=185;100+(F12-75)*0.455;IF(F12&lt;=304;150+(F12-185)*0.42;IF(F12&lt;=604;200+(F12-304)*0.333;300+(F12-604)*0.25))))))</text:p>
          </table:table-cell>
          <table:table-cell table:style-name="Theme_default_9" office:value-type="string">
            <text:p>=IF(G12="";"";IF(G12&lt;=4.4;G12*11.364;IF(G12&lt;=9.4;50+(G12-4.4)*10;IF(G12&lt;=12.4;100+(G12-9.4)*16.667;IF(G12&lt;=15.4;150+(G12-12.4)*16.667;IF(G12&lt;=30.4;200+(G12-15.4)*6.667;300+(G12-30.4)*5))))))</text:p>
          </table:table-cell>
          <table:table-cell table:style-name="Theme_default_9" office:value-type="string">
            <text:p>=IF(COUNTA(H12:M12)=0;"";MAX(H12:M12))</text:p>
          </table:table-cell>
          <table:table-cell table:style-name="Theme_default_9" office:value-type="string">
            <text:p>=IF(N12="";"";IF(N12&lt;=50;"Good";IF(N12&lt;=100;"Moderate";IF(N12&lt;=150;"Unhealthy Sensitive";IF(N12&lt;=200;"Unhealthy";IF(N12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13="";"";IF(B13&lt;=12;B13*4.166;IF(B13&lt;=35.4;50+(B13-12)*2.132;IF(B13&lt;=55.4;100+(B13-35.4)*2.5;IF(B13&lt;=150.4;150+(B13-55.4)*0.526;IF(B13&lt;=250.4;200+(B13-150.4)*0.5;IF(B13&lt;=350.4;300+(B13-250.4)*1;400+(B13-350.4)*0.666)))))))</text:p>
          </table:table-cell>
          <table:table-cell table:style-name="Theme_default_9" office:value-type="string">
            <text:p>=IF(C13="";"";IF(C13&lt;=54;C13*0.926;IF(C13&lt;=154;50+(C13-54)*0.5;IF(C13&lt;=254;100+(C13-154)*0.5;IF(C13&lt;=354;150+(C13-254)*0.5;IF(C13&lt;=424;200+(C13-354)*1.428;IF(C13&lt;=504;300+(C13-424)*1.25;400+(C13-504)*1)))))))</text:p>
          </table:table-cell>
          <table:table-cell table:style-name="Theme_default_9" office:value-type="string">
            <text:p>=IF(D13="";"";IF(D13&lt;=54;D13*0.926;IF(D13&lt;=70;50+(D13-54)*3.125;IF(D13&lt;=85;100+(D13-70)*3.333;IF(D13&lt;=105;150+(D13-85)*2.5;200+(D13-105)*1.053)))))</text:p>
          </table:table-cell>
          <table:table-cell table:style-name="Theme_default_9" office:value-type="string">
            <text:p>=IF(E13="";"";IF(E13&lt;=53;E13*0.943;IF(E13&lt;=100;50+(E13-53)*1.064;IF(E13&lt;=360;100+(E13-100)*0.192;IF(E13&lt;=649;150+(E13-360)*0.173;IF(E13&lt;=1249;200+(E13-649)*0.166;300+(E13-1249)*0.125))))))</text:p>
          </table:table-cell>
          <table:table-cell table:style-name="Theme_default_9" office:value-type="string">
            <text:p>=IF(F13="";"";IF(F13&lt;=35;F13*1.429;IF(F13&lt;=75;50+(F13-35)*1.25;IF(F13&lt;=185;100+(F13-75)*0.455;IF(F13&lt;=304;150+(F13-185)*0.42;IF(F13&lt;=604;200+(F13-304)*0.333;300+(F13-604)*0.25))))))</text:p>
          </table:table-cell>
          <table:table-cell table:style-name="Theme_default_9" office:value-type="string">
            <text:p>=IF(G13="";"";IF(G13&lt;=4.4;G13*11.364;IF(G13&lt;=9.4;50+(G13-4.4)*10;IF(G13&lt;=12.4;100+(G13-9.4)*16.667;IF(G13&lt;=15.4;150+(G13-12.4)*16.667;IF(G13&lt;=30.4;200+(G13-15.4)*6.667;300+(G13-30.4)*5))))))</text:p>
          </table:table-cell>
          <table:table-cell table:style-name="Theme_default_9" office:value-type="string">
            <text:p>=IF(COUNTA(H13:M13)=0;"";MAX(H13:M13))</text:p>
          </table:table-cell>
          <table:table-cell table:style-name="Theme_default_9" office:value-type="string">
            <text:p>=IF(N13="";"";IF(N13&lt;=50;"Good";IF(N13&lt;=100;"Moderate";IF(N13&lt;=150;"Unhealthy Sensitive";IF(N13&lt;=200;"Unhealthy";IF(N13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14="";"";IF(B14&lt;=12;B14*4.166;IF(B14&lt;=35.4;50+(B14-12)*2.132;IF(B14&lt;=55.4;100+(B14-35.4)*2.5;IF(B14&lt;=150.4;150+(B14-55.4)*0.526;IF(B14&lt;=250.4;200+(B14-150.4)*0.5;IF(B14&lt;=350.4;300+(B14-250.4)*1;400+(B14-350.4)*0.666)))))))</text:p>
          </table:table-cell>
          <table:table-cell table:style-name="Theme_default_9" office:value-type="string">
            <text:p>=IF(C14="";"";IF(C14&lt;=54;C14*0.926;IF(C14&lt;=154;50+(C14-54)*0.5;IF(C14&lt;=254;100+(C14-154)*0.5;IF(C14&lt;=354;150+(C14-254)*0.5;IF(C14&lt;=424;200+(C14-354)*1.428;IF(C14&lt;=504;300+(C14-424)*1.25;400+(C14-504)*1)))))))</text:p>
          </table:table-cell>
          <table:table-cell table:style-name="Theme_default_9" office:value-type="string">
            <text:p>=IF(D14="";"";IF(D14&lt;=54;D14*0.926;IF(D14&lt;=70;50+(D14-54)*3.125;IF(D14&lt;=85;100+(D14-70)*3.333;IF(D14&lt;=105;150+(D14-85)*2.5;200+(D14-105)*1.053)))))</text:p>
          </table:table-cell>
          <table:table-cell table:style-name="Theme_default_9" office:value-type="string">
            <text:p>=IF(E14="";"";IF(E14&lt;=53;E14*0.943;IF(E14&lt;=100;50+(E14-53)*1.064;IF(E14&lt;=360;100+(E14-100)*0.192;IF(E14&lt;=649;150+(E14-360)*0.173;IF(E14&lt;=1249;200+(E14-649)*0.166;300+(E14-1249)*0.125))))))</text:p>
          </table:table-cell>
          <table:table-cell table:style-name="Theme_default_9" office:value-type="string">
            <text:p>=IF(F14="";"";IF(F14&lt;=35;F14*1.429;IF(F14&lt;=75;50+(F14-35)*1.25;IF(F14&lt;=185;100+(F14-75)*0.455;IF(F14&lt;=304;150+(F14-185)*0.42;IF(F14&lt;=604;200+(F14-304)*0.333;300+(F14-604)*0.25))))))</text:p>
          </table:table-cell>
          <table:table-cell table:style-name="Theme_default_9" office:value-type="string">
            <text:p>=IF(G14="";"";IF(G14&lt;=4.4;G14*11.364;IF(G14&lt;=9.4;50+(G14-4.4)*10;IF(G14&lt;=12.4;100+(G14-9.4)*16.667;IF(G14&lt;=15.4;150+(G14-12.4)*16.667;IF(G14&lt;=30.4;200+(G14-15.4)*6.667;300+(G14-30.4)*5))))))</text:p>
          </table:table-cell>
          <table:table-cell table:style-name="Theme_default_9" office:value-type="string">
            <text:p>=IF(COUNTA(H14:M14)=0;"";MAX(H14:M14))</text:p>
          </table:table-cell>
          <table:table-cell table:style-name="Theme_default_9" office:value-type="string">
            <text:p>=IF(N14="";"";IF(N14&lt;=50;"Good";IF(N14&lt;=100;"Moderate";IF(N14&lt;=150;"Unhealthy Sensitive";IF(N14&lt;=200;"Unhealthy";IF(N14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15="";"";IF(B15&lt;=12;B15*4.166;IF(B15&lt;=35.4;50+(B15-12)*2.132;IF(B15&lt;=55.4;100+(B15-35.4)*2.5;IF(B15&lt;=150.4;150+(B15-55.4)*0.526;IF(B15&lt;=250.4;200+(B15-150.4)*0.5;IF(B15&lt;=350.4;300+(B15-250.4)*1;400+(B15-350.4)*0.666)))))))</text:p>
          </table:table-cell>
          <table:table-cell table:style-name="Theme_default_9" office:value-type="string">
            <text:p>=IF(C15="";"";IF(C15&lt;=54;C15*0.926;IF(C15&lt;=154;50+(C15-54)*0.5;IF(C15&lt;=254;100+(C15-154)*0.5;IF(C15&lt;=354;150+(C15-254)*0.5;IF(C15&lt;=424;200+(C15-354)*1.428;IF(C15&lt;=504;300+(C15-424)*1.25;400+(C15-504)*1)))))))</text:p>
          </table:table-cell>
          <table:table-cell table:style-name="Theme_default_9" office:value-type="string">
            <text:p>=IF(D15="";"";IF(D15&lt;=54;D15*0.926;IF(D15&lt;=70;50+(D15-54)*3.125;IF(D15&lt;=85;100+(D15-70)*3.333;IF(D15&lt;=105;150+(D15-85)*2.5;200+(D15-105)*1.053)))))</text:p>
          </table:table-cell>
          <table:table-cell table:style-name="Theme_default_9" office:value-type="string">
            <text:p>=IF(E15="";"";IF(E15&lt;=53;E15*0.943;IF(E15&lt;=100;50+(E15-53)*1.064;IF(E15&lt;=360;100+(E15-100)*0.192;IF(E15&lt;=649;150+(E15-360)*0.173;IF(E15&lt;=1249;200+(E15-649)*0.166;300+(E15-1249)*0.125))))))</text:p>
          </table:table-cell>
          <table:table-cell table:style-name="Theme_default_9" office:value-type="string">
            <text:p>=IF(F15="";"";IF(F15&lt;=35;F15*1.429;IF(F15&lt;=75;50+(F15-35)*1.25;IF(F15&lt;=185;100+(F15-75)*0.455;IF(F15&lt;=304;150+(F15-185)*0.42;IF(F15&lt;=604;200+(F15-304)*0.333;300+(F15-604)*0.25))))))</text:p>
          </table:table-cell>
          <table:table-cell table:style-name="Theme_default_9" office:value-type="string">
            <text:p>=IF(G15="";"";IF(G15&lt;=4.4;G15*11.364;IF(G15&lt;=9.4;50+(G15-4.4)*10;IF(G15&lt;=12.4;100+(G15-9.4)*16.667;IF(G15&lt;=15.4;150+(G15-12.4)*16.667;IF(G15&lt;=30.4;200+(G15-15.4)*6.667;300+(G15-30.4)*5))))))</text:p>
          </table:table-cell>
          <table:table-cell table:style-name="Theme_default_9" office:value-type="string">
            <text:p>=IF(COUNTA(H15:M15)=0;"";MAX(H15:M15))</text:p>
          </table:table-cell>
          <table:table-cell table:style-name="Theme_default_9" office:value-type="string">
            <text:p>=IF(N15="";"";IF(N15&lt;=50;"Good";IF(N15&lt;=100;"Moderate";IF(N15&lt;=150;"Unhealthy Sensitive";IF(N15&lt;=200;"Unhealthy";IF(N15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16="";"";IF(B16&lt;=12;B16*4.166;IF(B16&lt;=35.4;50+(B16-12)*2.132;IF(B16&lt;=55.4;100+(B16-35.4)*2.5;IF(B16&lt;=150.4;150+(B16-55.4)*0.526;IF(B16&lt;=250.4;200+(B16-150.4)*0.5;IF(B16&lt;=350.4;300+(B16-250.4)*1;400+(B16-350.4)*0.666)))))))</text:p>
          </table:table-cell>
          <table:table-cell table:style-name="Theme_default_9" office:value-type="string">
            <text:p>=IF(C16="";"";IF(C16&lt;=54;C16*0.926;IF(C16&lt;=154;50+(C16-54)*0.5;IF(C16&lt;=254;100+(C16-154)*0.5;IF(C16&lt;=354;150+(C16-254)*0.5;IF(C16&lt;=424;200+(C16-354)*1.428;IF(C16&lt;=504;300+(C16-424)*1.25;400+(C16-504)*1)))))))</text:p>
          </table:table-cell>
          <table:table-cell table:style-name="Theme_default_9" office:value-type="string">
            <text:p>=IF(D16="";"";IF(D16&lt;=54;D16*0.926;IF(D16&lt;=70;50+(D16-54)*3.125;IF(D16&lt;=85;100+(D16-70)*3.333;IF(D16&lt;=105;150+(D16-85)*2.5;200+(D16-105)*1.053)))))</text:p>
          </table:table-cell>
          <table:table-cell table:style-name="Theme_default_9" office:value-type="string">
            <text:p>=IF(E16="";"";IF(E16&lt;=53;E16*0.943;IF(E16&lt;=100;50+(E16-53)*1.064;IF(E16&lt;=360;100+(E16-100)*0.192;IF(E16&lt;=649;150+(E16-360)*0.173;IF(E16&lt;=1249;200+(E16-649)*0.166;300+(E16-1249)*0.125))))))</text:p>
          </table:table-cell>
          <table:table-cell table:style-name="Theme_default_9" office:value-type="string">
            <text:p>=IF(F16="";"";IF(F16&lt;=35;F16*1.429;IF(F16&lt;=75;50+(F16-35)*1.25;IF(F16&lt;=185;100+(F16-75)*0.455;IF(F16&lt;=304;150+(F16-185)*0.42;IF(F16&lt;=604;200+(F16-304)*0.333;300+(F16-604)*0.25))))))</text:p>
          </table:table-cell>
          <table:table-cell table:style-name="Theme_default_9" office:value-type="string">
            <text:p>=IF(G16="";"";IF(G16&lt;=4.4;G16*11.364;IF(G16&lt;=9.4;50+(G16-4.4)*10;IF(G16&lt;=12.4;100+(G16-9.4)*16.667;IF(G16&lt;=15.4;150+(G16-12.4)*16.667;IF(G16&lt;=30.4;200+(G16-15.4)*6.667;300+(G16-30.4)*5))))))</text:p>
          </table:table-cell>
          <table:table-cell table:style-name="Theme_default_9" office:value-type="string">
            <text:p>=IF(COUNTA(H16:M16)=0;"";MAX(H16:M16))</text:p>
          </table:table-cell>
          <table:table-cell table:style-name="Theme_default_9" office:value-type="string">
            <text:p>=IF(N16="";"";IF(N16&lt;=50;"Good";IF(N16&lt;=100;"Moderate";IF(N16&lt;=150;"Unhealthy Sensitive";IF(N16&lt;=200;"Unhealthy";IF(N16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17="";"";IF(B17&lt;=12;B17*4.166;IF(B17&lt;=35.4;50+(B17-12)*2.132;IF(B17&lt;=55.4;100+(B17-35.4)*2.5;IF(B17&lt;=150.4;150+(B17-55.4)*0.526;IF(B17&lt;=250.4;200+(B17-150.4)*0.5;IF(B17&lt;=350.4;300+(B17-250.4)*1;400+(B17-350.4)*0.666)))))))</text:p>
          </table:table-cell>
          <table:table-cell table:style-name="Theme_default_9" office:value-type="string">
            <text:p>=IF(C17="";"";IF(C17&lt;=54;C17*0.926;IF(C17&lt;=154;50+(C17-54)*0.5;IF(C17&lt;=254;100+(C17-154)*0.5;IF(C17&lt;=354;150+(C17-254)*0.5;IF(C17&lt;=424;200+(C17-354)*1.428;IF(C17&lt;=504;300+(C17-424)*1.25;400+(C17-504)*1)))))))</text:p>
          </table:table-cell>
          <table:table-cell table:style-name="Theme_default_9" office:value-type="string">
            <text:p>=IF(D17="";"";IF(D17&lt;=54;D17*0.926;IF(D17&lt;=70;50+(D17-54)*3.125;IF(D17&lt;=85;100+(D17-70)*3.333;IF(D17&lt;=105;150+(D17-85)*2.5;200+(D17-105)*1.053)))))</text:p>
          </table:table-cell>
          <table:table-cell table:style-name="Theme_default_9" office:value-type="string">
            <text:p>=IF(E17="";"";IF(E17&lt;=53;E17*0.943;IF(E17&lt;=100;50+(E17-53)*1.064;IF(E17&lt;=360;100+(E17-100)*0.192;IF(E17&lt;=649;150+(E17-360)*0.173;IF(E17&lt;=1249;200+(E17-649)*0.166;300+(E17-1249)*0.125))))))</text:p>
          </table:table-cell>
          <table:table-cell table:style-name="Theme_default_9" office:value-type="string">
            <text:p>=IF(F17="";"";IF(F17&lt;=35;F17*1.429;IF(F17&lt;=75;50+(F17-35)*1.25;IF(F17&lt;=185;100+(F17-75)*0.455;IF(F17&lt;=304;150+(F17-185)*0.42;IF(F17&lt;=604;200+(F17-304)*0.333;300+(F17-604)*0.25))))))</text:p>
          </table:table-cell>
          <table:table-cell table:style-name="Theme_default_9" office:value-type="string">
            <text:p>=IF(G17="";"";IF(G17&lt;=4.4;G17*11.364;IF(G17&lt;=9.4;50+(G17-4.4)*10;IF(G17&lt;=12.4;100+(G17-9.4)*16.667;IF(G17&lt;=15.4;150+(G17-12.4)*16.667;IF(G17&lt;=30.4;200+(G17-15.4)*6.667;300+(G17-30.4)*5))))))</text:p>
          </table:table-cell>
          <table:table-cell table:style-name="Theme_default_9" office:value-type="string">
            <text:p>=IF(COUNTA(H17:M17)=0;"";MAX(H17:M17))</text:p>
          </table:table-cell>
          <table:table-cell table:style-name="Theme_default_9" office:value-type="string">
            <text:p>=IF(N17="";"";IF(N17&lt;=50;"Good";IF(N17&lt;=100;"Moderate";IF(N17&lt;=150;"Unhealthy Sensitive";IF(N17&lt;=200;"Unhealthy";IF(N17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18="";"";IF(B18&lt;=12;B18*4.166;IF(B18&lt;=35.4;50+(B18-12)*2.132;IF(B18&lt;=55.4;100+(B18-35.4)*2.5;IF(B18&lt;=150.4;150+(B18-55.4)*0.526;IF(B18&lt;=250.4;200+(B18-150.4)*0.5;IF(B18&lt;=350.4;300+(B18-250.4)*1;400+(B18-350.4)*0.666)))))))</text:p>
          </table:table-cell>
          <table:table-cell table:style-name="Theme_default_9" office:value-type="string">
            <text:p>=IF(C18="";"";IF(C18&lt;=54;C18*0.926;IF(C18&lt;=154;50+(C18-54)*0.5;IF(C18&lt;=254;100+(C18-154)*0.5;IF(C18&lt;=354;150+(C18-254)*0.5;IF(C18&lt;=424;200+(C18-354)*1.428;IF(C18&lt;=504;300+(C18-424)*1.25;400+(C18-504)*1)))))))</text:p>
          </table:table-cell>
          <table:table-cell table:style-name="Theme_default_9" office:value-type="string">
            <text:p>=IF(D18="";"";IF(D18&lt;=54;D18*0.926;IF(D18&lt;=70;50+(D18-54)*3.125;IF(D18&lt;=85;100+(D18-70)*3.333;IF(D18&lt;=105;150+(D18-85)*2.5;200+(D18-105)*1.053)))))</text:p>
          </table:table-cell>
          <table:table-cell table:style-name="Theme_default_9" office:value-type="string">
            <text:p>=IF(E18="";"";IF(E18&lt;=53;E18*0.943;IF(E18&lt;=100;50+(E18-53)*1.064;IF(E18&lt;=360;100+(E18-100)*0.192;IF(E18&lt;=649;150+(E18-360)*0.173;IF(E18&lt;=1249;200+(E18-649)*0.166;300+(E18-1249)*0.125))))))</text:p>
          </table:table-cell>
          <table:table-cell table:style-name="Theme_default_9" office:value-type="string">
            <text:p>=IF(F18="";"";IF(F18&lt;=35;F18*1.429;IF(F18&lt;=75;50+(F18-35)*1.25;IF(F18&lt;=185;100+(F18-75)*0.455;IF(F18&lt;=304;150+(F18-185)*0.42;IF(F18&lt;=604;200+(F18-304)*0.333;300+(F18-604)*0.25))))))</text:p>
          </table:table-cell>
          <table:table-cell table:style-name="Theme_default_9" office:value-type="string">
            <text:p>=IF(G18="";"";IF(G18&lt;=4.4;G18*11.364;IF(G18&lt;=9.4;50+(G18-4.4)*10;IF(G18&lt;=12.4;100+(G18-9.4)*16.667;IF(G18&lt;=15.4;150+(G18-12.4)*16.667;IF(G18&lt;=30.4;200+(G18-15.4)*6.667;300+(G18-30.4)*5))))))</text:p>
          </table:table-cell>
          <table:table-cell table:style-name="Theme_default_9" office:value-type="string">
            <text:p>=IF(COUNTA(H18:M18)=0;"";MAX(H18:M18))</text:p>
          </table:table-cell>
          <table:table-cell table:style-name="Theme_default_9" office:value-type="string">
            <text:p>=IF(N18="";"";IF(N18&lt;=50;"Good";IF(N18&lt;=100;"Moderate";IF(N18&lt;=150;"Unhealthy Sensitive";IF(N18&lt;=200;"Unhealthy";IF(N18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19="";"";IF(B19&lt;=12;B19*4.166;IF(B19&lt;=35.4;50+(B19-12)*2.132;IF(B19&lt;=55.4;100+(B19-35.4)*2.5;IF(B19&lt;=150.4;150+(B19-55.4)*0.526;IF(B19&lt;=250.4;200+(B19-150.4)*0.5;IF(B19&lt;=350.4;300+(B19-250.4)*1;400+(B19-350.4)*0.666)))))))</text:p>
          </table:table-cell>
          <table:table-cell table:style-name="Theme_default_9" office:value-type="string">
            <text:p>=IF(C19="";"";IF(C19&lt;=54;C19*0.926;IF(C19&lt;=154;50+(C19-54)*0.5;IF(C19&lt;=254;100+(C19-154)*0.5;IF(C19&lt;=354;150+(C19-254)*0.5;IF(C19&lt;=424;200+(C19-354)*1.428;IF(C19&lt;=504;300+(C19-424)*1.25;400+(C19-504)*1)))))))</text:p>
          </table:table-cell>
          <table:table-cell table:style-name="Theme_default_9" office:value-type="string">
            <text:p>=IF(D19="";"";IF(D19&lt;=54;D19*0.926;IF(D19&lt;=70;50+(D19-54)*3.125;IF(D19&lt;=85;100+(D19-70)*3.333;IF(D19&lt;=105;150+(D19-85)*2.5;200+(D19-105)*1.053)))))</text:p>
          </table:table-cell>
          <table:table-cell table:style-name="Theme_default_9" office:value-type="string">
            <text:p>=IF(E19="";"";IF(E19&lt;=53;E19*0.943;IF(E19&lt;=100;50+(E19-53)*1.064;IF(E19&lt;=360;100+(E19-100)*0.192;IF(E19&lt;=649;150+(E19-360)*0.173;IF(E19&lt;=1249;200+(E19-649)*0.166;300+(E19-1249)*0.125))))))</text:p>
          </table:table-cell>
          <table:table-cell table:style-name="Theme_default_9" office:value-type="string">
            <text:p>=IF(F19="";"";IF(F19&lt;=35;F19*1.429;IF(F19&lt;=75;50+(F19-35)*1.25;IF(F19&lt;=185;100+(F19-75)*0.455;IF(F19&lt;=304;150+(F19-185)*0.42;IF(F19&lt;=604;200+(F19-304)*0.333;300+(F19-604)*0.25))))))</text:p>
          </table:table-cell>
          <table:table-cell table:style-name="Theme_default_9" office:value-type="string">
            <text:p>=IF(G19="";"";IF(G19&lt;=4.4;G19*11.364;IF(G19&lt;=9.4;50+(G19-4.4)*10;IF(G19&lt;=12.4;100+(G19-9.4)*16.667;IF(G19&lt;=15.4;150+(G19-12.4)*16.667;IF(G19&lt;=30.4;200+(G19-15.4)*6.667;300+(G19-30.4)*5))))))</text:p>
          </table:table-cell>
          <table:table-cell table:style-name="Theme_default_9" office:value-type="string">
            <text:p>=IF(COUNTA(H19:M19)=0;"";MAX(H19:M19))</text:p>
          </table:table-cell>
          <table:table-cell table:style-name="Theme_default_9" office:value-type="string">
            <text:p>=IF(N19="";"";IF(N19&lt;=50;"Good";IF(N19&lt;=100;"Moderate";IF(N19&lt;=150;"Unhealthy Sensitive";IF(N19&lt;=200;"Unhealthy";IF(N19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20="";"";IF(B20&lt;=12;B20*4.166;IF(B20&lt;=35.4;50+(B20-12)*2.132;IF(B20&lt;=55.4;100+(B20-35.4)*2.5;IF(B20&lt;=150.4;150+(B20-55.4)*0.526;IF(B20&lt;=250.4;200+(B20-150.4)*0.5;IF(B20&lt;=350.4;300+(B20-250.4)*1;400+(B20-350.4)*0.666)))))))</text:p>
          </table:table-cell>
          <table:table-cell table:style-name="Theme_default_9" office:value-type="string">
            <text:p>=IF(C20="";"";IF(C20&lt;=54;C20*0.926;IF(C20&lt;=154;50+(C20-54)*0.5;IF(C20&lt;=254;100+(C20-154)*0.5;IF(C20&lt;=354;150+(C20-254)*0.5;IF(C20&lt;=424;200+(C20-354)*1.428;IF(C20&lt;=504;300+(C20-424)*1.25;400+(C20-504)*1)))))))</text:p>
          </table:table-cell>
          <table:table-cell table:style-name="Theme_default_9" office:value-type="string">
            <text:p>=IF(D20="";"";IF(D20&lt;=54;D20*0.926;IF(D20&lt;=70;50+(D20-54)*3.125;IF(D20&lt;=85;100+(D20-70)*3.333;IF(D20&lt;=105;150+(D20-85)*2.5;200+(D20-105)*1.053)))))</text:p>
          </table:table-cell>
          <table:table-cell table:style-name="Theme_default_9" office:value-type="string">
            <text:p>=IF(E20="";"";IF(E20&lt;=53;E20*0.943;IF(E20&lt;=100;50+(E20-53)*1.064;IF(E20&lt;=360;100+(E20-100)*0.192;IF(E20&lt;=649;150+(E20-360)*0.173;IF(E20&lt;=1249;200+(E20-649)*0.166;300+(E20-1249)*0.125))))))</text:p>
          </table:table-cell>
          <table:table-cell table:style-name="Theme_default_9" office:value-type="string">
            <text:p>=IF(F20="";"";IF(F20&lt;=35;F20*1.429;IF(F20&lt;=75;50+(F20-35)*1.25;IF(F20&lt;=185;100+(F20-75)*0.455;IF(F20&lt;=304;150+(F20-185)*0.42;IF(F20&lt;=604;200+(F20-304)*0.333;300+(F20-604)*0.25))))))</text:p>
          </table:table-cell>
          <table:table-cell table:style-name="Theme_default_9" office:value-type="string">
            <text:p>=IF(G20="";"";IF(G20&lt;=4.4;G20*11.364;IF(G20&lt;=9.4;50+(G20-4.4)*10;IF(G20&lt;=12.4;100+(G20-9.4)*16.667;IF(G20&lt;=15.4;150+(G20-12.4)*16.667;IF(G20&lt;=30.4;200+(G20-15.4)*6.667;300+(G20-30.4)*5))))))</text:p>
          </table:table-cell>
          <table:table-cell table:style-name="Theme_default_9" office:value-type="string">
            <text:p>=IF(COUNTA(H20:M20)=0;"";MAX(H20:M20))</text:p>
          </table:table-cell>
          <table:table-cell table:style-name="Theme_default_9" office:value-type="string">
            <text:p>=IF(N20="";"";IF(N20&lt;=50;"Good";IF(N20&lt;=100;"Moderate";IF(N20&lt;=150;"Unhealthy Sensitive";IF(N20&lt;=200;"Unhealthy";IF(N20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21="";"";IF(B21&lt;=12;B21*4.166;IF(B21&lt;=35.4;50+(B21-12)*2.132;IF(B21&lt;=55.4;100+(B21-35.4)*2.5;IF(B21&lt;=150.4;150+(B21-55.4)*0.526;IF(B21&lt;=250.4;200+(B21-150.4)*0.5;IF(B21&lt;=350.4;300+(B21-250.4)*1;400+(B21-350.4)*0.666)))))))</text:p>
          </table:table-cell>
          <table:table-cell table:style-name="Theme_default_9" office:value-type="string">
            <text:p>=IF(C21="";"";IF(C21&lt;=54;C21*0.926;IF(C21&lt;=154;50+(C21-54)*0.5;IF(C21&lt;=254;100+(C21-154)*0.5;IF(C21&lt;=354;150+(C21-254)*0.5;IF(C21&lt;=424;200+(C21-354)*1.428;IF(C21&lt;=504;300+(C21-424)*1.25;400+(C21-504)*1)))))))</text:p>
          </table:table-cell>
          <table:table-cell table:style-name="Theme_default_9" office:value-type="string">
            <text:p>=IF(D21="";"";IF(D21&lt;=54;D21*0.926;IF(D21&lt;=70;50+(D21-54)*3.125;IF(D21&lt;=85;100+(D21-70)*3.333;IF(D21&lt;=105;150+(D21-85)*2.5;200+(D21-105)*1.053)))))</text:p>
          </table:table-cell>
          <table:table-cell table:style-name="Theme_default_9" office:value-type="string">
            <text:p>=IF(E21="";"";IF(E21&lt;=53;E21*0.943;IF(E21&lt;=100;50+(E21-53)*1.064;IF(E21&lt;=360;100+(E21-100)*0.192;IF(E21&lt;=649;150+(E21-360)*0.173;IF(E21&lt;=1249;200+(E21-649)*0.166;300+(E21-1249)*0.125))))))</text:p>
          </table:table-cell>
          <table:table-cell table:style-name="Theme_default_9" office:value-type="string">
            <text:p>=IF(F21="";"";IF(F21&lt;=35;F21*1.429;IF(F21&lt;=75;50+(F21-35)*1.25;IF(F21&lt;=185;100+(F21-75)*0.455;IF(F21&lt;=304;150+(F21-185)*0.42;IF(F21&lt;=604;200+(F21-304)*0.333;300+(F21-604)*0.25))))))</text:p>
          </table:table-cell>
          <table:table-cell table:style-name="Theme_default_9" office:value-type="string">
            <text:p>=IF(G21="";"";IF(G21&lt;=4.4;G21*11.364;IF(G21&lt;=9.4;50+(G21-4.4)*10;IF(G21&lt;=12.4;100+(G21-9.4)*16.667;IF(G21&lt;=15.4;150+(G21-12.4)*16.667;IF(G21&lt;=30.4;200+(G21-15.4)*6.667;300+(G21-30.4)*5))))))</text:p>
          </table:table-cell>
          <table:table-cell table:style-name="Theme_default_9" office:value-type="string">
            <text:p>=IF(COUNTA(H21:M21)=0;"";MAX(H21:M21))</text:p>
          </table:table-cell>
          <table:table-cell table:style-name="Theme_default_9" office:value-type="string">
            <text:p>=IF(N21="";"";IF(N21&lt;=50;"Good";IF(N21&lt;=100;"Moderate";IF(N21&lt;=150;"Unhealthy Sensitive";IF(N21&lt;=200;"Unhealthy";IF(N21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22="";"";IF(B22&lt;=12;B22*4.166;IF(B22&lt;=35.4;50+(B22-12)*2.132;IF(B22&lt;=55.4;100+(B22-35.4)*2.5;IF(B22&lt;=150.4;150+(B22-55.4)*0.526;IF(B22&lt;=250.4;200+(B22-150.4)*0.5;IF(B22&lt;=350.4;300+(B22-250.4)*1;400+(B22-350.4)*0.666)))))))</text:p>
          </table:table-cell>
          <table:table-cell table:style-name="Theme_default_9" office:value-type="string">
            <text:p>=IF(C22="";"";IF(C22&lt;=54;C22*0.926;IF(C22&lt;=154;50+(C22-54)*0.5;IF(C22&lt;=254;100+(C22-154)*0.5;IF(C22&lt;=354;150+(C22-254)*0.5;IF(C22&lt;=424;200+(C22-354)*1.428;IF(C22&lt;=504;300+(C22-424)*1.25;400+(C22-504)*1)))))))</text:p>
          </table:table-cell>
          <table:table-cell table:style-name="Theme_default_9" office:value-type="string">
            <text:p>=IF(D22="";"";IF(D22&lt;=54;D22*0.926;IF(D22&lt;=70;50+(D22-54)*3.125;IF(D22&lt;=85;100+(D22-70)*3.333;IF(D22&lt;=105;150+(D22-85)*2.5;200+(D22-105)*1.053)))))</text:p>
          </table:table-cell>
          <table:table-cell table:style-name="Theme_default_9" office:value-type="string">
            <text:p>=IF(E22="";"";IF(E22&lt;=53;E22*0.943;IF(E22&lt;=100;50+(E22-53)*1.064;IF(E22&lt;=360;100+(E22-100)*0.192;IF(E22&lt;=649;150+(E22-360)*0.173;IF(E22&lt;=1249;200+(E22-649)*0.166;300+(E22-1249)*0.125))))))</text:p>
          </table:table-cell>
          <table:table-cell table:style-name="Theme_default_9" office:value-type="string">
            <text:p>=IF(F22="";"";IF(F22&lt;=35;F22*1.429;IF(F22&lt;=75;50+(F22-35)*1.25;IF(F22&lt;=185;100+(F22-75)*0.455;IF(F22&lt;=304;150+(F22-185)*0.42;IF(F22&lt;=604;200+(F22-304)*0.333;300+(F22-604)*0.25))))))</text:p>
          </table:table-cell>
          <table:table-cell table:style-name="Theme_default_9" office:value-type="string">
            <text:p>=IF(G22="";"";IF(G22&lt;=4.4;G22*11.364;IF(G22&lt;=9.4;50+(G22-4.4)*10;IF(G22&lt;=12.4;100+(G22-9.4)*16.667;IF(G22&lt;=15.4;150+(G22-12.4)*16.667;IF(G22&lt;=30.4;200+(G22-15.4)*6.667;300+(G22-30.4)*5))))))</text:p>
          </table:table-cell>
          <table:table-cell table:style-name="Theme_default_9" office:value-type="string">
            <text:p>=IF(COUNTA(H22:M22)=0;"";MAX(H22:M22))</text:p>
          </table:table-cell>
          <table:table-cell table:style-name="Theme_default_9" office:value-type="string">
            <text:p>=IF(N22="";"";IF(N22&lt;=50;"Good";IF(N22&lt;=100;"Moderate";IF(N22&lt;=150;"Unhealthy Sensitive";IF(N22&lt;=200;"Unhealthy";IF(N22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23="";"";IF(B23&lt;=12;B23*4.166;IF(B23&lt;=35.4;50+(B23-12)*2.132;IF(B23&lt;=55.4;100+(B23-35.4)*2.5;IF(B23&lt;=150.4;150+(B23-55.4)*0.526;IF(B23&lt;=250.4;200+(B23-150.4)*0.5;IF(B23&lt;=350.4;300+(B23-250.4)*1;400+(B23-350.4)*0.666)))))))</text:p>
          </table:table-cell>
          <table:table-cell table:style-name="Theme_default_9" office:value-type="string">
            <text:p>=IF(C23="";"";IF(C23&lt;=54;C23*0.926;IF(C23&lt;=154;50+(C23-54)*0.5;IF(C23&lt;=254;100+(C23-154)*0.5;IF(C23&lt;=354;150+(C23-254)*0.5;IF(C23&lt;=424;200+(C23-354)*1.428;IF(C23&lt;=504;300+(C23-424)*1.25;400+(C23-504)*1)))))))</text:p>
          </table:table-cell>
          <table:table-cell table:style-name="Theme_default_9" office:value-type="string">
            <text:p>=IF(D23="";"";IF(D23&lt;=54;D23*0.926;IF(D23&lt;=70;50+(D23-54)*3.125;IF(D23&lt;=85;100+(D23-70)*3.333;IF(D23&lt;=105;150+(D23-85)*2.5;200+(D23-105)*1.053)))))</text:p>
          </table:table-cell>
          <table:table-cell table:style-name="Theme_default_9" office:value-type="string">
            <text:p>=IF(E23="";"";IF(E23&lt;=53;E23*0.943;IF(E23&lt;=100;50+(E23-53)*1.064;IF(E23&lt;=360;100+(E23-100)*0.192;IF(E23&lt;=649;150+(E23-360)*0.173;IF(E23&lt;=1249;200+(E23-649)*0.166;300+(E23-1249)*0.125))))))</text:p>
          </table:table-cell>
          <table:table-cell table:style-name="Theme_default_9" office:value-type="string">
            <text:p>=IF(F23="";"";IF(F23&lt;=35;F23*1.429;IF(F23&lt;=75;50+(F23-35)*1.25;IF(F23&lt;=185;100+(F23-75)*0.455;IF(F23&lt;=304;150+(F23-185)*0.42;IF(F23&lt;=604;200+(F23-304)*0.333;300+(F23-604)*0.25))))))</text:p>
          </table:table-cell>
          <table:table-cell table:style-name="Theme_default_9" office:value-type="string">
            <text:p>=IF(G23="";"";IF(G23&lt;=4.4;G23*11.364;IF(G23&lt;=9.4;50+(G23-4.4)*10;IF(G23&lt;=12.4;100+(G23-9.4)*16.667;IF(G23&lt;=15.4;150+(G23-12.4)*16.667;IF(G23&lt;=30.4;200+(G23-15.4)*6.667;300+(G23-30.4)*5))))))</text:p>
          </table:table-cell>
          <table:table-cell table:style-name="Theme_default_9" office:value-type="string">
            <text:p>=IF(COUNTA(H23:M23)=0;"";MAX(H23:M23))</text:p>
          </table:table-cell>
          <table:table-cell table:style-name="Theme_default_9" office:value-type="string">
            <text:p>=IF(N23="";"";IF(N23&lt;=50;"Good";IF(N23&lt;=100;"Moderate";IF(N23&lt;=150;"Unhealthy Sensitive";IF(N23&lt;=200;"Unhealthy";IF(N23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24="";"";IF(B24&lt;=12;B24*4.166;IF(B24&lt;=35.4;50+(B24-12)*2.132;IF(B24&lt;=55.4;100+(B24-35.4)*2.5;IF(B24&lt;=150.4;150+(B24-55.4)*0.526;IF(B24&lt;=250.4;200+(B24-150.4)*0.5;IF(B24&lt;=350.4;300+(B24-250.4)*1;400+(B24-350.4)*0.666)))))))</text:p>
          </table:table-cell>
          <table:table-cell table:style-name="Theme_default_9" office:value-type="string">
            <text:p>=IF(C24="";"";IF(C24&lt;=54;C24*0.926;IF(C24&lt;=154;50+(C24-54)*0.5;IF(C24&lt;=254;100+(C24-154)*0.5;IF(C24&lt;=354;150+(C24-254)*0.5;IF(C24&lt;=424;200+(C24-354)*1.428;IF(C24&lt;=504;300+(C24-424)*1.25;400+(C24-504)*1)))))))</text:p>
          </table:table-cell>
          <table:table-cell table:style-name="Theme_default_9" office:value-type="string">
            <text:p>=IF(D24="";"";IF(D24&lt;=54;D24*0.926;IF(D24&lt;=70;50+(D24-54)*3.125;IF(D24&lt;=85;100+(D24-70)*3.333;IF(D24&lt;=105;150+(D24-85)*2.5;200+(D24-105)*1.053)))))</text:p>
          </table:table-cell>
          <table:table-cell table:style-name="Theme_default_9" office:value-type="string">
            <text:p>=IF(E24="";"";IF(E24&lt;=53;E24*0.943;IF(E24&lt;=100;50+(E24-53)*1.064;IF(E24&lt;=360;100+(E24-100)*0.192;IF(E24&lt;=649;150+(E24-360)*0.173;IF(E24&lt;=1249;200+(E24-649)*0.166;300+(E24-1249)*0.125))))))</text:p>
          </table:table-cell>
          <table:table-cell table:style-name="Theme_default_9" office:value-type="string">
            <text:p>=IF(F24="";"";IF(F24&lt;=35;F24*1.429;IF(F24&lt;=75;50+(F24-35)*1.25;IF(F24&lt;=185;100+(F24-75)*0.455;IF(F24&lt;=304;150+(F24-185)*0.42;IF(F24&lt;=604;200+(F24-304)*0.333;300+(F24-604)*0.25))))))</text:p>
          </table:table-cell>
          <table:table-cell table:style-name="Theme_default_9" office:value-type="string">
            <text:p>=IF(G24="";"";IF(G24&lt;=4.4;G24*11.364;IF(G24&lt;=9.4;50+(G24-4.4)*10;IF(G24&lt;=12.4;100+(G24-9.4)*16.667;IF(G24&lt;=15.4;150+(G24-12.4)*16.667;IF(G24&lt;=30.4;200+(G24-15.4)*6.667;300+(G24-30.4)*5))))))</text:p>
          </table:table-cell>
          <table:table-cell table:style-name="Theme_default_9" office:value-type="string">
            <text:p>=IF(COUNTA(H24:M24)=0;"";MAX(H24:M24))</text:p>
          </table:table-cell>
          <table:table-cell table:style-name="Theme_default_9" office:value-type="string">
            <text:p>=IF(N24="";"";IF(N24&lt;=50;"Good";IF(N24&lt;=100;"Moderate";IF(N24&lt;=150;"Unhealthy Sensitive";IF(N24&lt;=200;"Unhealthy";IF(N24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25="";"";IF(B25&lt;=12;B25*4.166;IF(B25&lt;=35.4;50+(B25-12)*2.132;IF(B25&lt;=55.4;100+(B25-35.4)*2.5;IF(B25&lt;=150.4;150+(B25-55.4)*0.526;IF(B25&lt;=250.4;200+(B25-150.4)*0.5;IF(B25&lt;=350.4;300+(B25-250.4)*1;400+(B25-350.4)*0.666)))))))</text:p>
          </table:table-cell>
          <table:table-cell table:style-name="Theme_default_9" office:value-type="string">
            <text:p>=IF(C25="";"";IF(C25&lt;=54;C25*0.926;IF(C25&lt;=154;50+(C25-54)*0.5;IF(C25&lt;=254;100+(C25-154)*0.5;IF(C25&lt;=354;150+(C25-254)*0.5;IF(C25&lt;=424;200+(C25-354)*1.428;IF(C25&lt;=504;300+(C25-424)*1.25;400+(C25-504)*1)))))))</text:p>
          </table:table-cell>
          <table:table-cell table:style-name="Theme_default_9" office:value-type="string">
            <text:p>=IF(D25="";"";IF(D25&lt;=54;D25*0.926;IF(D25&lt;=70;50+(D25-54)*3.125;IF(D25&lt;=85;100+(D25-70)*3.333;IF(D25&lt;=105;150+(D25-85)*2.5;200+(D25-105)*1.053)))))</text:p>
          </table:table-cell>
          <table:table-cell table:style-name="Theme_default_9" office:value-type="string">
            <text:p>=IF(E25="";"";IF(E25&lt;=53;E25*0.943;IF(E25&lt;=100;50+(E25-53)*1.064;IF(E25&lt;=360;100+(E25-100)*0.192;IF(E25&lt;=649;150+(E25-360)*0.173;IF(E25&lt;=1249;200+(E25-649)*0.166;300+(E25-1249)*0.125))))))</text:p>
          </table:table-cell>
          <table:table-cell table:style-name="Theme_default_9" office:value-type="string">
            <text:p>=IF(F25="";"";IF(F25&lt;=35;F25*1.429;IF(F25&lt;=75;50+(F25-35)*1.25;IF(F25&lt;=185;100+(F25-75)*0.455;IF(F25&lt;=304;150+(F25-185)*0.42;IF(F25&lt;=604;200+(F25-304)*0.333;300+(F25-604)*0.25))))))</text:p>
          </table:table-cell>
          <table:table-cell table:style-name="Theme_default_9" office:value-type="string">
            <text:p>=IF(G25="";"";IF(G25&lt;=4.4;G25*11.364;IF(G25&lt;=9.4;50+(G25-4.4)*10;IF(G25&lt;=12.4;100+(G25-9.4)*16.667;IF(G25&lt;=15.4;150+(G25-12.4)*16.667;IF(G25&lt;=30.4;200+(G25-15.4)*6.667;300+(G25-30.4)*5))))))</text:p>
          </table:table-cell>
          <table:table-cell table:style-name="Theme_default_9" office:value-type="string">
            <text:p>=IF(COUNTA(H25:M25)=0;"";MAX(H25:M25))</text:p>
          </table:table-cell>
          <table:table-cell table:style-name="Theme_default_9" office:value-type="string">
            <text:p>=IF(N25="";"";IF(N25&lt;=50;"Good";IF(N25&lt;=100;"Moderate";IF(N25&lt;=150;"Unhealthy Sensitive";IF(N25&lt;=200;"Unhealthy";IF(N25&lt;=300;"Very Unhealthy";"Hazardous"))))))</text:p>
          </table:table-cell>
        </table:table-row>
        <table:table-row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IF(B26="";"";IF(B26&lt;=12;B26*4.166;IF(B26&lt;=35.4;50+(B26-12)*2.132;IF(B26&lt;=55.4;100+(B26-35.4)*2.5;IF(B26&lt;=150.4;150+(B26-55.4)*0.526;IF(B26&lt;=250.4;200+(B26-150.4)*0.5;IF(B26&lt;=350.4;300+(B26-250.4)*1;400+(B26-350.4)*0.666)))))))</text:p>
          </table:table-cell>
          <table:table-cell table:style-name="Theme_default_9" office:value-type="string">
            <text:p>=IF(C26="";"";IF(C26&lt;=54;C26*0.926;IF(C26&lt;=154;50+(C26-54)*0.5;IF(C26&lt;=254;100+(C26-154)*0.5;IF(C26&lt;=354;150+(C26-254)*0.5;IF(C26&lt;=424;200+(C26-354)*1.428;IF(C26&lt;=504;300+(C26-424)*1.25;400+(C26-504)*1)))))))</text:p>
          </table:table-cell>
          <table:table-cell table:style-name="Theme_default_9" office:value-type="string">
            <text:p>=IF(D26="";"";IF(D26&lt;=54;D26*0.926;IF(D26&lt;=70;50+(D26-54)*3.125;IF(D26&lt;=85;100+(D26-70)*3.333;IF(D26&lt;=105;150+(D26-85)*2.5;200+(D26-105)*1.053)))))</text:p>
          </table:table-cell>
          <table:table-cell table:style-name="Theme_default_9" office:value-type="string">
            <text:p>=IF(E26="";"";IF(E26&lt;=53;E26*0.943;IF(E26&lt;=100;50+(E26-53)*1.064;IF(E26&lt;=360;100+(E26-100)*0.192;IF(E26&lt;=649;150+(E26-360)*0.173;IF(E26&lt;=1249;200+(E26-649)*0.166;300+(E26-1249)*0.125))))))</text:p>
          </table:table-cell>
          <table:table-cell table:style-name="Theme_default_9" office:value-type="string">
            <text:p>=IF(F26="";"";IF(F26&lt;=35;F26*1.429;IF(F26&lt;=75;50+(F26-35)*1.25;IF(F26&lt;=185;100+(F26-75)*0.455;IF(F26&lt;=304;150+(F26-185)*0.42;IF(F26&lt;=604;200+(F26-304)*0.333;300+(F26-604)*0.25))))))</text:p>
          </table:table-cell>
          <table:table-cell table:style-name="Theme_default_9" office:value-type="string">
            <text:p>=IF(G26="";"";IF(G26&lt;=4.4;G26*11.364;IF(G26&lt;=9.4;50+(G26-4.4)*10;IF(G26&lt;=12.4;100+(G26-9.4)*16.667;IF(G26&lt;=15.4;150+(G26-12.4)*16.667;IF(G26&lt;=30.4;200+(G26-15.4)*6.667;300+(G26-30.4)*5))))))</text:p>
          </table:table-cell>
          <table:table-cell table:style-name="Theme_default_9" office:value-type="string">
            <text:p>=IF(COUNTA(H26:M26)=0;"";MAX(H26:M26))</text:p>
          </table:table-cell>
          <table:table-cell table:style-name="Theme_default_9" office:value-type="string">
            <text:p>=IF(N26="";"";IF(N26&lt;=50;"Good";IF(N26&lt;=100;"Moderate";IF(N26&lt;=150;"Unhealthy Sensitive";IF(N26&lt;=200;"Unhealthy";IF(N26&lt;=300;"Very Unhealthy";"Hazardous"))))))</text:p>
          </table:table-cell>
        </table:table-row>
        <table:table-row/>
        <table:table-row>
          <table:table-cell table:style-name="Theme_header_secondary_1" table:number-columns-spanned="15" office:value-type="string">
            <text:p>STATISTIC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heme_default_9" office:value-type="string">
            <text:p>Average</text:p>
          </table:table-cell>
          <table:table-cell table:style-name="Theme_default_9" office:value-type="string">
            <text:p>=AVERAGE(B3:B26)</text:p>
          </table:table-cell>
          <table:table-cell table:style-name="Theme_default_9" office:value-type="string">
            <text:p>=AVERAGE(C3:C26)</text:p>
          </table:table-cell>
          <table:table-cell table:style-name="Theme_default_9" office:value-type="string">
            <text:p>=AVERAGE(D3:D26)</text:p>
          </table:table-cell>
          <table:table-cell table:style-name="Theme_default_9" office:value-type="string">
            <text:p>=AVERAGE(E3:E26)</text:p>
          </table:table-cell>
          <table:table-cell table:style-name="Theme_default_9" office:value-type="string">
            <text:p>=AVERAGE(F3:F26)</text:p>
          </table:table-cell>
          <table:table-cell table:style-name="Theme_default_9" office:value-type="string">
            <text:p>=AVERAGE(G3:G26)</text:p>
          </table:table-cell>
          <table:table-cell table:style-name="Theme_default_9" office:value-type="string">
            <text:p>=AVERAGE(H3:H26)</text:p>
          </table:table-cell>
          <table:table-cell table:style-name="Theme_default_9" office:value-type="string">
            <text:p>=AVERAGE(I3:I26)</text:p>
          </table:table-cell>
          <table:table-cell table:style-name="Theme_default_9" office:value-type="string">
            <text:p>=AVERAGE(J3:J26)</text:p>
          </table:table-cell>
          <table:table-cell table:style-name="Theme_default_9" office:value-type="string">
            <text:p>=AVERAGE(K3:K26)</text:p>
          </table:table-cell>
          <table:table-cell table:style-name="Theme_default_9" office:value-type="string">
            <text:p>=AVERAGE(L3:L26)</text:p>
          </table:table-cell>
          <table:table-cell table:style-name="Theme_default_9" office:value-type="string">
            <text:p>=AVERAGE(M3:M26)</text:p>
          </table:table-cell>
          <table:table-cell table:style-name="Theme_default_9" office:value-type="string">
            <text:p>=AVERAGE(N3:N26)</text:p>
          </table:table-cell>
          <table:table-cell table:style-name="Theme_default_9" office:value-type="string"/>
        </table:table-row>
        <table:table-row>
          <table:table-cell table:style-name="Theme_default_9" office:value-type="string">
            <text:p>Maximum</text:p>
          </table:table-cell>
          <table:table-cell table:style-name="Theme_default_9" office:value-type="string">
            <text:p>=MAX(B3:B26)</text:p>
          </table:table-cell>
          <table:table-cell table:style-name="Theme_default_9" office:value-type="string">
            <text:p>=MAX(C3:C26)</text:p>
          </table:table-cell>
          <table:table-cell table:style-name="Theme_default_9" office:value-type="string">
            <text:p>=MAX(D3:D26)</text:p>
          </table:table-cell>
          <table:table-cell table:style-name="Theme_default_9" office:value-type="string">
            <text:p>=MAX(E3:E26)</text:p>
          </table:table-cell>
          <table:table-cell table:style-name="Theme_default_9" office:value-type="string">
            <text:p>=MAX(F3:F26)</text:p>
          </table:table-cell>
          <table:table-cell table:style-name="Theme_default_9" office:value-type="string">
            <text:p>=MAX(G3:G26)</text:p>
          </table:table-cell>
          <table:table-cell table:style-name="Theme_default_9" office:value-type="string">
            <text:p>=MAX(H3:H26)</text:p>
          </table:table-cell>
          <table:table-cell table:style-name="Theme_default_9" office:value-type="string">
            <text:p>=MAX(I3:I26)</text:p>
          </table:table-cell>
          <table:table-cell table:style-name="Theme_default_9" office:value-type="string">
            <text:p>=MAX(J3:J26)</text:p>
          </table:table-cell>
          <table:table-cell table:style-name="Theme_default_9" office:value-type="string">
            <text:p>=MAX(K3:K26)</text:p>
          </table:table-cell>
          <table:table-cell table:style-name="Theme_default_9" office:value-type="string">
            <text:p>=MAX(L3:L26)</text:p>
          </table:table-cell>
          <table:table-cell table:style-name="Theme_default_9" office:value-type="string">
            <text:p>=MAX(M3:M26)</text:p>
          </table:table-cell>
          <table:table-cell table:style-name="Theme_default_9" office:value-type="string">
            <text:p>=MAX(N3:N26)</text:p>
          </table:table-cell>
          <table:table-cell table:style-name="Theme_default_9" office:value-type="string"/>
        </table:table-row>
        <table:table-row>
          <table:table-cell table:style-name="Theme_default_9" office:value-type="string">
            <text:p>Minimum</text:p>
          </table:table-cell>
          <table:table-cell table:style-name="Theme_default_9" office:value-type="string">
            <text:p>=MIN(B3:B26)</text:p>
          </table:table-cell>
          <table:table-cell table:style-name="Theme_default_9" office:value-type="string">
            <text:p>=MIN(C3:C26)</text:p>
          </table:table-cell>
          <table:table-cell table:style-name="Theme_default_9" office:value-type="string">
            <text:p>=MIN(D3:D26)</text:p>
          </table:table-cell>
          <table:table-cell table:style-name="Theme_default_9" office:value-type="string">
            <text:p>=MIN(E3:E26)</text:p>
          </table:table-cell>
          <table:table-cell table:style-name="Theme_default_9" office:value-type="string">
            <text:p>=MIN(F3:F26)</text:p>
          </table:table-cell>
          <table:table-cell table:style-name="Theme_default_9" office:value-type="string">
            <text:p>=MIN(G3:G26)</text:p>
          </table:table-cell>
          <table:table-cell table:style-name="Theme_default_9" office:value-type="string">
            <text:p>=MIN(H3:H26)</text:p>
          </table:table-cell>
          <table:table-cell table:style-name="Theme_default_9" office:value-type="string">
            <text:p>=MIN(I3:I26)</text:p>
          </table:table-cell>
          <table:table-cell table:style-name="Theme_default_9" office:value-type="string">
            <text:p>=MIN(J3:J26)</text:p>
          </table:table-cell>
          <table:table-cell table:style-name="Theme_default_9" office:value-type="string">
            <text:p>=MIN(K3:K26)</text:p>
          </table:table-cell>
          <table:table-cell table:style-name="Theme_default_9" office:value-type="string">
            <text:p>=MIN(L3:L26)</text:p>
          </table:table-cell>
          <table:table-cell table:style-name="Theme_default_9" office:value-type="string">
            <text:p>=MIN(M3:M26)</text:p>
          </table:table-cell>
          <table:table-cell table:style-name="Theme_default_9" office:value-type="string">
            <text:p>=MIN(N3:N26)</text:p>
          </table:table-cell>
          <table:table-cell table:style-name="Theme_default_9" office:value-type="string"/>
        </table:table-row>
        <table:table-row>
          <table:table-cell table:style-name="Theme_default_9" office:value-type="string">
            <text:p>Exceedances (&gt;50)</text:p>
          </table:table-cell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/>
          <table:table-cell table:style-name="Theme_default_9" office:value-type="string">
            <text:p>=COUNTIF(H3:H26;"&gt;50")</text:p>
          </table:table-cell>
          <table:table-cell table:style-name="Theme_default_9" office:value-type="string">
            <text:p>=COUNTIF(I3:I26;"&gt;50")</text:p>
          </table:table-cell>
          <table:table-cell table:style-name="Theme_default_9" office:value-type="string">
            <text:p>=COUNTIF(J3:J26;"&gt;50")</text:p>
          </table:table-cell>
          <table:table-cell table:style-name="Theme_default_9" office:value-type="string">
            <text:p>=COUNTIF(K3:K26;"&gt;50")</text:p>
          </table:table-cell>
          <table:table-cell table:style-name="Theme_default_9" office:value-type="string">
            <text:p>=COUNTIF(L3:L26;"&gt;50")</text:p>
          </table:table-cell>
          <table:table-cell table:style-name="Theme_default_9" office:value-type="string">
            <text:p>=COUNTIF(M3:M26;"&gt;50")</text:p>
          </table:table-cell>
          <table:table-cell table:style-name="Theme_default_9" office:value-type="string">
            <text:p>=COUNTIF(N3:N26;"&gt;50")</text:p>
          </table:table-cell>
          <table:table-cell table:style-name="Theme_default_9" office:value-type="string"/>
        </table:table-row>
      </table:table>
      <table:table table:name="AQI Reference">
        <table:table-column table:style-name="Col_34"/>
        <table:table-column table:style-name="Col_35"/>
        <table:table-column table:style-name="Col_36"/>
        <table:table-column table:style-name="Col_37"/>
        <table:table-row>
          <table:table-cell table:style-name="Theme_header_primary_15" table:number-columns-spanned="4" office:value-type="string">
            <text:p>AQI REFERENCE</text:p>
          </table:table-cell>
          <table:covered-table-cell/>
          <table:covered-table-cell/>
          <table:covered-table-cell/>
        </table:table-row>
        <table:table-row>
          <table:table-cell table:style-name="Theme_header_secondary_1" office:value-type="string">
            <text:p>AQI Range</text:p>
          </table:table-cell>
          <table:table-cell table:style-name="Theme_header_secondary_1" office:value-type="string">
            <text:p>Category</text:p>
          </table:table-cell>
          <table:table-cell table:style-name="Theme_header_secondary_1" office:value-type="string">
            <text:p>Color</text:p>
          </table:table-cell>
          <table:table-cell table:style-name="Theme_header_secondary_1" office:value-type="string">
            <text:p>Health Advisory</text:p>
          </table:table-cell>
        </table:table-row>
        <table:table-row>
          <table:table-cell table:style-name="Theme_default_9" office:value-type="string">
            <text:p>0-50</text:p>
          </table:table-cell>
          <table:table-cell table:style-name="Theme_default_9" office:value-type="string">
            <text:p>Good</text:p>
          </table:table-cell>
          <table:table-cell table:style-name="Theme_default_9" office:value-type="string">
            <text:p>Green</text:p>
          </table:table-cell>
          <table:table-cell table:style-name="Theme_default_9" office:value-type="string">
            <text:p>Air quality is satisfactory</text:p>
          </table:table-cell>
        </table:table-row>
        <table:table-row>
          <table:table-cell table:style-name="Theme_default_9" office:value-type="string">
            <text:p>51-100</text:p>
          </table:table-cell>
          <table:table-cell table:style-name="Theme_default_9" office:value-type="string">
            <text:p>Moderate</text:p>
          </table:table-cell>
          <table:table-cell table:style-name="Theme_default_9" office:value-type="string">
            <text:p>Yellow</text:p>
          </table:table-cell>
          <table:table-cell table:style-name="Theme_default_9" office:value-type="string">
            <text:p>Acceptable; some risk for sensitive groups</text:p>
          </table:table-cell>
        </table:table-row>
        <table:table-row>
          <table:table-cell table:style-name="Theme_default_9" office:value-type="string">
            <text:p>101-150</text:p>
          </table:table-cell>
          <table:table-cell table:style-name="Theme_default_9" office:value-type="string">
            <text:p>Unhealthy for Sensitive</text:p>
          </table:table-cell>
          <table:table-cell table:style-name="Theme_default_9" office:value-type="string">
            <text:p>Orange</text:p>
          </table:table-cell>
          <table:table-cell table:style-name="Theme_default_9" office:value-type="string">
            <text:p>Sensitive groups may experience effects</text:p>
          </table:table-cell>
        </table:table-row>
        <table:table-row>
          <table:table-cell table:style-name="Theme_default_9" office:value-type="string">
            <text:p>151-200</text:p>
          </table:table-cell>
          <table:table-cell table:style-name="Theme_default_9" office:value-type="string">
            <text:p>Unhealthy</text:p>
          </table:table-cell>
          <table:table-cell table:style-name="Theme_default_9" office:value-type="string">
            <text:p>Red</text:p>
          </table:table-cell>
          <table:table-cell table:style-name="Theme_default_9" office:value-type="string">
            <text:p>Everyone may experience health effects</text:p>
          </table:table-cell>
        </table:table-row>
        <table:table-row>
          <table:table-cell table:style-name="Theme_default_9" office:value-type="string">
            <text:p>201-300</text:p>
          </table:table-cell>
          <table:table-cell table:style-name="Theme_default_9" office:value-type="string">
            <text:p>Very Unhealthy</text:p>
          </table:table-cell>
          <table:table-cell table:style-name="Theme_default_9" office:value-type="string">
            <text:p>Purple</text:p>
          </table:table-cell>
          <table:table-cell table:style-name="Theme_default_9" office:value-type="string">
            <text:p>Health alert: everyone may experience serious effects</text:p>
          </table:table-cell>
        </table:table-row>
        <table:table-row>
          <table:table-cell table:style-name="Theme_default_9" office:value-type="string">
            <text:p>301-500</text:p>
          </table:table-cell>
          <table:table-cell table:style-name="Theme_default_9" office:value-type="string">
            <text:p>Hazardous</text:p>
          </table:table-cell>
          <table:table-cell table:style-name="Theme_default_9" office:value-type="string">
            <text:p>Maroon</text:p>
          </table:table-cell>
          <table:table-cell table:style-name="Theme_default_9" office:value-type="string">
            <text:p>Health warning of emergency conditio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